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 svg:font-family="Li]"/>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0597in" fo:margin-left="0.4347in" fo:margin-top="0.05in" fo:margin-bottom="0in" table:align="left"/>
    </style:style>
    <style:style style:name="Table7.A" style:family="table-column">
      <style:table-column-properties style:column-width="6.0597in"/>
    </style:style>
    <style:style style:name="Table7.A1" style:family="table-cell">
      <style:table-cell-properties fo:background-color="#e6e6ff" fo:padding="0.0382in" fo:border="0.05pt solid #000000">
        <style:background-image/>
      </style:table-cell-properties>
    </style:style>
    <style:style style:name="Table4" style:family="table">
      <style:table-properties style:width="6.0597in" fo:margin-left="0.4347in" fo:margin-top="0.05in" fo:margin-bottom="0in" table:align="left"/>
    </style:style>
    <style:style style:name="Table4.A" style:family="table-column">
      <style:table-column-properties style:column-width="6.0597in"/>
    </style:style>
    <style:style style:name="Table4.A1" style:family="table-cell">
      <style:table-cell-properties fo:background-color="#e6e6ff" fo:padding="0.0382in" fo:border="0.05pt solid #000000">
        <style:background-image/>
      </style:table-cell-properties>
    </style:style>
    <style:style style:name="Table5" style:family="table">
      <style:table-properties style:width="6.0625in" fo:margin-left="0.4347in" fo:margin-top="0.05in" fo:margin-bottom="0in" table:align="left"/>
    </style:style>
    <style:style style:name="Table5.A" style:family="table-column">
      <style:table-column-properties style:column-width="6.0625in"/>
    </style:style>
    <style:style style:name="Table5.A1" style:family="table-cell">
      <style:table-cell-properties fo:background-color="#e6e6ff" fo:padding="0.0382in" fo:border="0.05pt solid #000000">
        <style:background-image/>
      </style:table-cell-properties>
    </style:style>
    <style:style style:name="Table6" style:family="table">
      <style:table-properties style:width="6.0625in" fo:margin-left="0.4347in" fo:margin-top="0.05in" fo:margin-bottom="0in" table:align="left"/>
    </style:style>
    <style:style style:name="Table6.A" style:family="table-column">
      <style:table-column-properties style:column-width="6.0625in"/>
    </style:style>
    <style:style style:name="Table6.A1" style:family="table-cell">
      <style:table-cell-properties fo:background-color="#e6e6ff" fo:padding="0.0382in" fo:border="0.05pt solid #000000">
        <style:background-image/>
      </style:table-cell-properties>
    </style:style>
    <style:style style:name="Table3" style:family="table">
      <style:table-properties style:width="6.0625in" fo:margin-left="0.4347in" table:align="left"/>
    </style:style>
    <style:style style:name="Table3.A" style:family="table-column">
      <style:table-column-properties style:column-width="6.0625in"/>
    </style:style>
    <style:style style:name="Table3.A1" style:family="table-cell">
      <style:table-cell-properties fo:background-color="#e6e6ff" fo:padding="0.0382in" fo:border="0.05pt solid #000000">
        <style:background-image/>
      </style:table-cell-properties>
    </style:style>
    <style:style style:name="Table8" style:family="table">
      <style:table-properties style:width="6.0625in" fo:margin-left="0.4347in" table:align="left"/>
    </style:style>
    <style:style style:name="Table8.A" style:family="table-column">
      <style:table-column-properties style:column-width="6.0625in"/>
    </style:style>
    <style:style style:name="Table8.A1" style:family="table-cell">
      <style:table-cell-properties fo:background-color="#e6e6ff" fo:padding="0.0382in" fo:border="0.05pt solid #000000">
        <style:background-image/>
      </style:table-cell-properties>
    </style:style>
    <style:style style:name="Table1" style:family="table">
      <style:table-properties style:width="6.0625in" fo:margin-left="0.4347in" table:align="left"/>
    </style:style>
    <style:style style:name="Table1.A" style:family="table-column">
      <style:table-column-properties style:column-width="6.0625in"/>
    </style:style>
    <style:style style:name="Table1.A1" style:family="table-cell">
      <style:table-cell-properties fo:background-color="#e6e6ff" fo:padding="0.0382in" fo:border="0.05pt solid #000000">
        <style:background-image/>
      </style:table-cell-properties>
    </style:style>
    <style:style style:name="Table2" style:family="table">
      <style:table-properties style:width="6in" fo:margin-left="0.4833in" table:align="left"/>
    </style:style>
    <style:style style:name="Table2.A" style:family="table-column">
      <style:table-column-properties style:column-width="6in"/>
    </style:style>
    <style:style style:name="Table2.A1" style:family="table-cell">
      <style:table-cell-properties fo:background-color="#e6e6ff" fo:padding="0.0382in" fo:border="0.05pt solid #000000">
        <style:background-image/>
      </style:table-cell-properties>
    </style:style>
    <style:style style:name="Table9" style:family="table">
      <style:table-properties style:width="6in" fo:margin-left="0.4833in" table:align="left"/>
    </style:style>
    <style:style style:name="Table9.A" style:family="table-column">
      <style:table-column-properties style:column-width="6in"/>
    </style:style>
    <style:style style:name="Table9.A1" style:family="table-cell">
      <style:table-cell-properties fo:background-color="#e6e6ff" fo:padding="0.0382in" fo:border="0.05pt solid #000000">
        <style:background-image/>
      </style:table-cell-properties>
    </style:style>
    <style:style style:name="Table10" style:family="table">
      <style:table-properties style:width="6in" fo:margin-left="0.4833in" table:align="left"/>
    </style:style>
    <style:style style:name="Table10.A" style:family="table-column">
      <style:table-column-properties style:column-width="6in"/>
    </style:style>
    <style:style style:name="Table10.A1" style:family="table-cell">
      <style:table-cell-properties fo:background-color="#e6e6ff" fo:padding="0.0382in" fo:border="0.05pt solid #000000">
        <style:background-image/>
      </style:table-cell-properties>
    </style:style>
    <style:style style:name="Table11" style:family="table">
      <style:table-properties style:width="6in" fo:margin-left="0.4833in" table:align="left"/>
    </style:style>
    <style:style style:name="Table11.A" style:family="table-column">
      <style:table-column-properties style:column-width="6in"/>
    </style:style>
    <style:style style:name="Table11.A1" style:family="table-cell">
      <style:table-cell-properties fo:background-color="#e6e6ff" fo:padding="0.0382in" fo:border="0.05pt solid #000000">
        <style:background-image/>
      </style:table-cell-properties>
    </style:style>
    <style:style style:name="Table12" style:family="table">
      <style:table-properties style:width="6in" fo:margin-left="0.4833in" table:align="left"/>
    </style:style>
    <style:style style:name="Table12.A" style:family="table-column">
      <style:table-column-properties style:column-width="6in"/>
    </style:style>
    <style:style style:name="Table12.A1" style:family="table-cell">
      <style:table-cell-properties fo:background-color="#e6e6ff" fo:padding="0.0382in" fo:border="0.05pt solid #000000">
        <style:background-image/>
      </style:table-cell-properties>
    </style:style>
    <style:style style:name="Table13" style:family="table">
      <style:table-properties style:width="6in" fo:margin-left="0.4833in" table:align="left"/>
    </style:style>
    <style:style style:name="Table13.A" style:family="table-column">
      <style:table-column-properties style:column-width="6in"/>
    </style:style>
    <style:style style:name="Table13.A1" style:family="table-cell">
      <style:table-cell-properties fo:background-color="#e6e6ff" fo:padding="0.0382in" fo:border="0.05pt solid #000000">
        <style:background-image/>
      </style:table-cell-properties>
    </style:style>
    <style:style style:name="Table14" style:family="table">
      <style:table-properties style:width="6in" fo:margin-left="0.4833in" table:align="left"/>
    </style:style>
    <style:style style:name="Table14.A" style:family="table-column">
      <style:table-column-properties style:column-width="6in"/>
    </style:style>
    <style:style style:name="Table14.A1" style:family="table-cell">
      <style:table-cell-properties fo:background-color="#e6e6ff" fo:padding="0.0382in" fo:border="0.05pt solid #000000">
        <style:background-image/>
      </style:table-cell-properties>
    </style:style>
    <style:style style:name="Table15" style:family="table">
      <style:table-properties style:width="6.0625in" fo:margin-left="0.4347in" table:align="left"/>
    </style:style>
    <style:style style:name="Table15.A" style:family="table-column">
      <style:table-column-properties style:column-width="6.0625in"/>
    </style:style>
    <style:style style:name="Table15.A1" style:family="table-cell">
      <style:table-cell-properties fo:background-color="#e6e6ff" fo:padding="0.0382in" fo:border="0.05pt solid #000000">
        <style:background-image/>
      </style:table-cell-properties>
    </style:style>
    <style:style style:name="Table17" style:family="table">
      <style:table-properties style:width="6in" fo:margin-left="0.4833in" table:align="left"/>
    </style:style>
    <style:style style:name="Table17.A" style:family="table-column">
      <style:table-column-properties style:column-width="6in"/>
    </style:style>
    <style:style style:name="Table17.A1" style:family="table-cell">
      <style:table-cell-properties fo:background-color="#e6e6ff" fo:padding="0.0382in" fo:border="0.05pt solid #000000">
        <style:background-image/>
      </style:table-cell-properties>
    </style:style>
    <style:style style:name="Table18" style:family="table">
      <style:table-properties style:width="6in" fo:margin-left="0.4833in" table:align="left"/>
    </style:style>
    <style:style style:name="Table18.A" style:family="table-column">
      <style:table-column-properties style:column-width="6in"/>
    </style:style>
    <style:style style:name="Table18.A1" style:family="table-cell">
      <style:table-cell-properties fo:background-color="#e6e6ff" fo:padding="0.0382in" fo:border="0.05pt solid #000000">
        <style:background-image/>
      </style:table-cell-properties>
    </style:style>
    <style:style style:name="Table19" style:family="table">
      <style:table-properties style:width="6in" fo:margin-left="0.4833in" table:align="left"/>
    </style:style>
    <style:style style:name="Table19.A" style:family="table-column">
      <style:table-column-properties style:column-width="6in"/>
    </style:style>
    <style:style style:name="Table19.A1" style:family="table-cell">
      <style:table-cell-properties fo:background-color="#e6e6ff" fo:padding="0.0382in" fo:border="0.05pt solid #000000">
        <style:background-image/>
      </style:table-cell-properties>
    </style:style>
    <style:style style:name="Table20" style:family="table">
      <style:table-properties style:width="6in" fo:margin-left="0.4833in" table:align="left"/>
    </style:style>
    <style:style style:name="Table20.A" style:family="table-column">
      <style:table-column-properties style:column-width="6in"/>
    </style:style>
    <style:style style:name="Table20.A1" style:family="table-cell">
      <style:table-cell-properties fo:background-color="#e6e6ff" fo:padding="0.0382in" fo:border="0.05pt solid #000000">
        <style:background-image/>
      </style:table-cell-properties>
    </style:style>
    <style:style style:name="Table21" style:family="table">
      <style:table-properties style:width="6in" fo:margin-left="0.4833in" table:align="left"/>
    </style:style>
    <style:style style:name="Table21.A" style:family="table-column">
      <style:table-column-properties style:column-width="6in"/>
    </style:style>
    <style:style style:name="Table21.A1" style:family="table-cell">
      <style:table-cell-properties fo:background-color="#e6e6ff" fo:padding="0.0382in" fo:border="0.05pt solid #000000">
        <style:background-image/>
      </style:table-cell-properties>
    </style:style>
    <style:style style:name="Table22" style:family="table">
      <style:table-properties style:width="6in" fo:margin-left="0.4833in" table:align="left"/>
    </style:style>
    <style:style style:name="Table22.A" style:family="table-column">
      <style:table-column-properties style:column-width="6in"/>
    </style:style>
    <style:style style:name="Table22.A1" style:family="table-cell">
      <style:table-cell-properties fo:background-color="#e6e6ff" fo:padding="0.0382in" fo:border="0.05pt solid #000000">
        <style:background-image/>
      </style:table-cell-properties>
    </style:style>
    <style:style style:name="Table23" style:family="table">
      <style:table-properties style:width="6.0625in" fo:margin-left="0.4347in" table:align="left"/>
    </style:style>
    <style:style style:name="Table23.A" style:family="table-column">
      <style:table-column-properties style:column-width="6.0625in"/>
    </style:style>
    <style:style style:name="Table23.A1" style:family="table-cell">
      <style:table-cell-properties fo:background-color="#e6e6ff" fo:padding="0.0382in" fo:border="0.05pt solid #000000">
        <style:background-image/>
      </style:table-cell-properties>
    </style:style>
    <style:style style:name="Table24" style:family="table">
      <style:table-properties style:width="6.0625in" fo:margin-left="0.4347in" table:align="left"/>
    </style:style>
    <style:style style:name="Table24.A" style:family="table-column">
      <style:table-column-properties style:column-width="6.0625in"/>
    </style:style>
    <style:style style:name="Table24.A1" style:family="table-cell">
      <style:table-cell-properties fo:background-color="#e6e6ff" fo:padding="0.0382in" fo:border="0.05pt solid #000000">
        <style:background-image/>
      </style:table-cell-properties>
    </style:style>
    <style:style style:name="Table25" style:family="table">
      <style:table-properties style:width="6.0625in" fo:margin-left="0.4347in" table:align="left"/>
    </style:style>
    <style:style style:name="Table25.A" style:family="table-column">
      <style:table-column-properties style:column-width="6.0625in"/>
    </style:style>
    <style:style style:name="Table25.A1" style:family="table-cell">
      <style:table-cell-properties fo:background-color="#e6e6ff" fo:padding="0.0382in" fo:border="0.05pt solid #000000">
        <style:background-image/>
      </style:table-cell-properties>
    </style:style>
    <style:style style:name="Table16" style:family="table">
      <style:table-properties style:width="6.0625in" fo:margin-left="0.4347in" table:align="left"/>
    </style:style>
    <style:style style:name="Table16.A" style:family="table-column">
      <style:table-column-properties style:column-width="6.0625in"/>
    </style:style>
    <style:style style:name="Table16.A1" style:family="table-cell">
      <style:table-cell-properties fo:background-color="#e6e6ff" fo:padding="0.0382in" fo:border="0.05pt solid #000000">
        <style:background-image/>
      </style:table-cell-properties>
    </style:style>
    <style:style style:name="P1" style:family="paragraph" style:parent-style-name="Header">
      <style:text-properties officeooo:rsid="000a1d6e" officeooo:paragraph-rsid="000a1d6e"/>
    </style:style>
    <style:style style:name="P2" style:family="paragraph" style:parent-style-name="Standard">
      <style:text-properties officeooo:rsid="000a1d6e" officeooo:paragraph-rsid="000a1d6e"/>
    </style:style>
    <style:style style:name="P3" style:family="paragraph" style:parent-style-name="Standard">
      <style:text-properties officeooo:paragraph-rsid="000a1d6e"/>
    </style:style>
    <style:style style:name="P4" style:family="paragraph" style:parent-style-name="Standard">
      <style:text-properties officeooo:rsid="00167bcb" officeooo:paragraph-rsid="001a019f"/>
    </style:style>
    <style:style style:name="P5" style:family="paragraph" style:parent-style-name="Standard">
      <style:text-properties officeooo:rsid="001baaf2" officeooo:paragraph-rsid="001baaf2"/>
    </style:style>
    <style:style style:name="P6" style:family="paragraph" style:parent-style-name="Standard">
      <style:text-properties officeooo:paragraph-rsid="0027de09"/>
    </style:style>
    <style:style style:name="P7" style:family="paragraph" style:parent-style-name="Standard">
      <style:text-properties officeooo:paragraph-rsid="0023175a"/>
    </style:style>
    <style:style style:name="P8" style:family="paragraph" style:parent-style-name="Standard">
      <style:text-properties officeooo:paragraph-rsid="00491661"/>
    </style:style>
    <style:style style:name="P9" style:family="paragraph" style:parent-style-name="Text_20_body">
      <style:text-properties officeooo:paragraph-rsid="001a019f"/>
    </style:style>
    <style:style style:name="P10" style:family="paragraph" style:parent-style-name="Text_20_body">
      <style:text-properties officeooo:rsid="003074a1" officeooo:paragraph-rsid="003074a1"/>
    </style:style>
    <style:style style:name="P11" style:family="paragraph" style:parent-style-name="Text_20_body">
      <style:text-properties officeooo:rsid="00374301" officeooo:paragraph-rsid="00374301"/>
    </style:style>
    <style:style style:name="P12" style:family="paragraph" style:parent-style-name="Text_20_body">
      <style:text-properties officeooo:rsid="003e8adf" officeooo:paragraph-rsid="003fad90"/>
    </style:style>
    <style:style style:name="P13" style:family="paragraph" style:parent-style-name="Text_20_body">
      <style:text-properties officeooo:rsid="001225a7" officeooo:paragraph-rsid="004250bd"/>
    </style:style>
    <style:style style:name="P14" style:family="paragraph" style:parent-style-name="Text_20_body">
      <style:text-properties officeooo:rsid="0011daf0" officeooo:paragraph-rsid="0043a961"/>
    </style:style>
    <style:style style:name="P15" style:family="paragraph" style:parent-style-name="Text_20_body">
      <style:text-properties officeooo:rsid="004d09a3" officeooo:paragraph-rsid="004d09a3"/>
    </style:style>
    <style:style style:name="P16" style:family="paragraph" style:parent-style-name="Text_20_body">
      <style:paragraph-properties fo:margin-top="0in" fo:margin-bottom="0in" loext:contextual-spacing="true"/>
      <style:text-properties officeooo:rsid="0020e0c1" officeooo:paragraph-rsid="0020e0c1"/>
    </style:style>
    <style:style style:name="P17" style:family="paragraph" style:parent-style-name="Preformatted_20_Text">
      <style:text-properties officeooo:paragraph-rsid="00183aa8"/>
    </style:style>
    <style:style style:name="P18" style:family="paragraph" style:parent-style-name="Preformatted_20_Text">
      <style:text-properties officeooo:paragraph-rsid="001a019f"/>
    </style:style>
    <style:style style:name="P19" style:family="paragraph" style:parent-style-name="Preformatted_20_Text">
      <style:text-properties officeooo:paragraph-rsid="001baaf2"/>
    </style:style>
    <style:style style:name="P20" style:family="paragraph" style:parent-style-name="Preformatted_20_Text">
      <style:text-properties officeooo:paragraph-rsid="0023175a"/>
    </style:style>
    <style:style style:name="P21" style:family="paragraph" style:parent-style-name="Preformatted_20_Text">
      <style:paragraph-properties fo:margin-top="0in" fo:margin-bottom="0.0201in" loext:contextual-spacing="false"/>
    </style:style>
    <style:style style:name="P22" style:family="paragraph" style:parent-style-name="Preformatted_20_Text">
      <style:paragraph-properties fo:margin-top="0in" fo:margin-bottom="0.0201in" loext:contextual-spacing="false"/>
      <style:text-properties officeooo:paragraph-rsid="00183aa8"/>
    </style:style>
    <style:style style:name="P23" style:family="paragraph" style:parent-style-name="Preformatted_20_Text">
      <style:paragraph-properties fo:margin-top="0in" fo:margin-bottom="0.0201in" loext:contextual-spacing="false"/>
      <style:text-properties style:font-name="Liberation Mono" fo:font-size="10pt" officeooo:rsid="00163d8d" officeooo:paragraph-rsid="00183aa8" style:font-name-asian="Liberation Mono" style:font-size-asian="10pt" style:font-name-complex="Liberation Mono" style:font-size-complex="10pt"/>
    </style:style>
    <style:style style:name="P24" style:family="paragraph" style:parent-style-name="Preformatted_20_Text">
      <style:paragraph-properties fo:margin-top="0in" fo:margin-bottom="0.0201in" loext:contextual-spacing="false"/>
      <style:text-properties officeooo:paragraph-rsid="001a019f"/>
    </style:style>
    <style:style style:name="P25" style:family="paragraph" style:parent-style-name="Caption">
      <style:paragraph-properties fo:text-align="center" style:justify-single-word="false"/>
    </style:style>
    <style:style style:name="P26" style:family="paragraph" style:parent-style-name="Caption">
      <style:paragraph-properties fo:text-align="center" style:justify-single-word="false"/>
      <style:text-properties officeooo:rsid="00374301" officeooo:paragraph-rsid="00374301"/>
    </style:style>
    <style:style style:name="P27" style:family="paragraph" style:parent-style-name="Standard" style:list-style-name="L1">
      <style:text-properties officeooo:rsid="000aad76" officeooo:paragraph-rsid="000aad76"/>
    </style:style>
    <style:style style:name="P28" style:family="paragraph" style:parent-style-name="Standard" style:list-style-name="L1">
      <style:text-properties officeooo:rsid="000e5b57" officeooo:paragraph-rsid="000e5b57"/>
    </style:style>
    <style:style style:name="P29" style:family="paragraph" style:parent-style-name="Standard" style:list-style-name="L1">
      <style:text-properties officeooo:rsid="000e5b57" officeooo:paragraph-rsid="0030527b"/>
    </style:style>
    <style:style style:name="P30" style:family="paragraph" style:parent-style-name="Standard" style:list-style-name="L1">
      <style:text-properties officeooo:rsid="000e5b57" officeooo:paragraph-rsid="003d3579"/>
    </style:style>
    <style:style style:name="P31" style:family="paragraph" style:parent-style-name="Standard" style:list-style-name="L1">
      <style:text-properties officeooo:rsid="000e5b57" officeooo:paragraph-rsid="00317e61"/>
    </style:style>
    <style:style style:name="P32" style:family="paragraph" style:parent-style-name="Standard">
      <style:text-properties officeooo:rsid="0082775d" officeooo:paragraph-rsid="0082775d"/>
    </style:style>
    <style:style style:name="P33" style:family="paragraph" style:parent-style-name="Standard">
      <style:text-properties officeooo:rsid="00830141" officeooo:paragraph-rsid="00830141"/>
    </style:style>
    <style:style style:name="P34" style:family="paragraph" style:parent-style-name="Text_20_body">
      <style:text-properties officeooo:rsid="00577785" officeooo:paragraph-rsid="0054ed70"/>
    </style:style>
    <style:style style:name="P35" style:family="paragraph" style:parent-style-name="Text_20_body">
      <style:text-properties officeooo:rsid="006517c6" officeooo:paragraph-rsid="006517c6"/>
    </style:style>
    <style:style style:name="P36" style:family="paragraph" style:parent-style-name="Text_20_body">
      <style:text-properties officeooo:rsid="006517c6" officeooo:paragraph-rsid="00663177"/>
    </style:style>
    <style:style style:name="P37" style:family="paragraph" style:parent-style-name="Text_20_body">
      <style:text-properties officeooo:rsid="0011daf0" officeooo:paragraph-rsid="0043a961"/>
    </style:style>
    <style:style style:name="P38" style:family="paragraph" style:parent-style-name="Text_20_body">
      <style:text-properties officeooo:rsid="0011daf0" officeooo:paragraph-rsid="00663177"/>
    </style:style>
    <style:style style:name="P39" style:family="paragraph" style:parent-style-name="Text_20_body">
      <style:text-properties officeooo:rsid="00669148" officeooo:paragraph-rsid="00669148"/>
    </style:style>
    <style:style style:name="P40" style:family="paragraph" style:parent-style-name="Text_20_body">
      <style:text-properties officeooo:rsid="0068075a" officeooo:paragraph-rsid="0068075a"/>
    </style:style>
    <style:style style:name="P41" style:family="paragraph" style:parent-style-name="Text_20_body">
      <style:text-properties officeooo:rsid="002e6190" officeooo:paragraph-rsid="006db9bd"/>
    </style:style>
    <style:style style:name="P42" style:family="paragraph" style:parent-style-name="Text_20_body">
      <style:text-properties officeooo:paragraph-rsid="00577785"/>
    </style:style>
    <style:style style:name="P43" style:family="paragraph" style:parent-style-name="Text_20_body">
      <style:text-properties officeooo:rsid="00918e22" officeooo:paragraph-rsid="00918e22"/>
    </style:style>
    <style:style style:name="P44" style:family="paragraph" style:parent-style-name="Text_20_body">
      <style:text-properties officeooo:rsid="0096bcb4" officeooo:paragraph-rsid="0096bcb4"/>
    </style:style>
    <style:style style:name="P45" style:family="paragraph" style:parent-style-name="Text_20_body">
      <style:text-properties officeooo:rsid="00994288" officeooo:paragraph-rsid="00994288"/>
    </style:style>
    <style:style style:name="P46" style:family="paragraph" style:parent-style-name="Text_20_body">
      <style:text-properties officeooo:rsid="009ba3d5" officeooo:paragraph-rsid="009ba3d5"/>
    </style:style>
    <style:style style:name="P47" style:family="paragraph" style:parent-style-name="Caption">
      <style:paragraph-properties fo:text-align="center" style:justify-single-word="false"/>
    </style:style>
    <style:style style:name="P48" style:family="paragraph" style:parent-style-name="Caption">
      <style:paragraph-properties fo:text-align="center" style:justify-single-word="false"/>
      <style:text-properties officeooo:paragraph-rsid="00830141"/>
    </style:style>
    <style:style style:name="P49" style:family="paragraph" style:parent-style-name="Caption">
      <style:paragraph-properties fo:text-align="center" style:justify-single-word="false"/>
      <style:text-properties officeooo:paragraph-rsid="008ab1cb"/>
    </style:style>
    <style:style style:name="P50" style:family="paragraph" style:parent-style-name="Caption">
      <style:paragraph-properties fo:text-align="center" style:justify-single-word="false"/>
      <style:text-properties officeooo:rsid="0080ee5c" officeooo:paragraph-rsid="0080ee5c"/>
    </style:style>
    <style:style style:name="P51" style:family="paragraph" style:parent-style-name="Caption">
      <style:paragraph-properties fo:text-align="center" style:justify-single-word="false"/>
      <style:text-properties officeooo:rsid="008849d4" officeooo:paragraph-rsid="008849d4"/>
    </style:style>
    <style:style style:name="P52" style:family="paragraph" style:parent-style-name="Caption">
      <style:paragraph-properties fo:text-align="center" style:justify-single-word="false"/>
      <style:text-properties officeooo:rsid="006517c6" officeooo:paragraph-rsid="008ab1cb"/>
    </style:style>
    <style:style style:name="P53" style:family="paragraph" style:parent-style-name="Caption">
      <style:paragraph-properties fo:text-align="center" style:justify-single-word="false"/>
      <style:text-properties officeooo:rsid="006517c6" officeooo:paragraph-rsid="008af30a"/>
    </style:style>
    <style:style style:name="P54" style:family="paragraph" style:parent-style-name="Heading_20_2">
      <style:text-properties officeooo:paragraph-rsid="0020e0c1"/>
    </style:style>
    <style:style style:name="P55" style:family="paragraph" style:parent-style-name="Heading_20_2">
      <style:paragraph-properties fo:break-before="page"/>
    </style:style>
    <style:style style:name="P56" style:family="paragraph" style:parent-style-name="Preformatted_20_Text">
      <style:text-properties style:font-name="Liberation Mono" fo:font-size="10pt" officeooo:rsid="005b71ed" officeooo:paragraph-rsid="005b71ed" style:font-name-asian="Liberation Mono" style:font-size-asian="10pt" style:font-name-complex="Liberation Mono" style:font-size-complex="10pt"/>
    </style:style>
    <style:style style:name="P57" style:family="paragraph" style:parent-style-name="Preformatted_20_Text">
      <style:text-properties officeooo:rsid="006340a8" officeooo:paragraph-rsid="006340a8"/>
    </style:style>
    <style:style style:name="P58" style:family="paragraph" style:parent-style-name="Preformatted_20_Text">
      <style:text-properties officeooo:rsid="00663177" officeooo:paragraph-rsid="00663177"/>
    </style:style>
    <style:style style:name="P59" style:family="paragraph" style:parent-style-name="Preformatted_20_Text">
      <style:text-properties officeooo:rsid="008af30a" officeooo:paragraph-rsid="008af30a"/>
    </style:style>
    <style:style style:name="P60" style:family="paragraph" style:parent-style-name="Preformatted_20_Text">
      <style:text-properties officeooo:rsid="0094adeb" officeooo:paragraph-rsid="0094adeb"/>
    </style:style>
    <style:style style:name="P61" style:family="paragraph" style:parent-style-name="Preformatted_20_Text">
      <style:text-properties officeooo:rsid="009ba3d5" officeooo:paragraph-rsid="009ba3d5"/>
    </style:style>
    <style:style style:name="P62" style:family="paragraph" style:parent-style-name="Preformatted_20_Text">
      <style:paragraph-properties fo:margin-top="0in" fo:margin-bottom="0.0201in" loext:contextual-spacing="false"/>
    </style:style>
    <style:style style:name="P63" style:family="paragraph" style:parent-style-name="Preformatted_20_Text">
      <style:paragraph-properties fo:margin-top="0in" fo:margin-bottom="0.0201in" loext:contextual-spacing="false"/>
      <style:text-properties officeooo:paragraph-rsid="003e8adf"/>
    </style:style>
    <style:style style:name="P64" style:family="paragraph" style:parent-style-name="Preformatted_20_Text">
      <style:paragraph-properties fo:margin-top="0in" fo:margin-bottom="0.0201in" loext:contextual-spacing="false"/>
      <style:text-properties officeooo:paragraph-rsid="004fdf9f"/>
    </style:style>
    <style:style style:name="P65" style:family="paragraph" style:parent-style-name="Preformatted_20_Text">
      <style:paragraph-properties fo:margin-top="0in" fo:margin-bottom="0.0201in" loext:contextual-spacing="false"/>
      <style:text-properties officeooo:rsid="006cc2b4" officeooo:paragraph-rsid="006cc2b4"/>
    </style:style>
    <style:style style:name="P66" style:family="paragraph" style:parent-style-name="Preformatted_20_Text">
      <style:paragraph-properties fo:margin-top="0in" fo:margin-bottom="0.0201in" loext:contextual-spacing="false"/>
      <style:text-properties officeooo:paragraph-rsid="0080ee5c"/>
    </style:style>
    <style:style style:name="P67" style:family="paragraph" style:parent-style-name="Preformatted_20_Text">
      <style:paragraph-properties fo:margin-top="0in" fo:margin-bottom="0.0201in" loext:contextual-spacing="false"/>
      <style:text-properties officeooo:rsid="00830141" officeooo:paragraph-rsid="00830141"/>
    </style:style>
    <style:style style:name="P68" style:family="paragraph" style:parent-style-name="Preformatted_20_Text">
      <style:paragraph-properties fo:margin-top="0in" fo:margin-bottom="0.0201in" loext:contextual-spacing="false"/>
      <style:text-properties officeooo:paragraph-rsid="008849d4"/>
    </style:style>
    <style:style style:name="P69" style:family="paragraph" style:parent-style-name="Heading_20_4">
      <style:text-properties officeooo:paragraph-rsid="006a3c77"/>
    </style:style>
    <style:style style:name="P70" style:family="paragraph" style:parent-style-name="Heading">
      <style:text-properties officeooo:rsid="00666f10" officeooo:paragraph-rsid="00666f10"/>
    </style:style>
    <style:style style:name="P71" style:family="paragraph" style:parent-style-name="Heading">
      <style:text-properties officeooo:rsid="0011daf0" officeooo:paragraph-rsid="00666f10"/>
    </style:style>
    <style:style style:name="P72" style:family="paragraph" style:parent-style-name="Heading">
      <style:text-properties officeooo:paragraph-rsid="00666f10"/>
    </style:style>
    <style:style style:name="P73" style:family="paragraph" style:parent-style-name="Heading_20_3">
      <style:text-properties officeooo:paragraph-rsid="0011daf0"/>
    </style:style>
    <style:style style:name="P74" style:family="paragraph" style:parent-style-name="Heading_20_3">
      <style:text-properties officeooo:rsid="0011daf0" officeooo:paragraph-rsid="001ef836"/>
    </style:style>
    <style:style style:name="P75" style:family="paragraph" style:parent-style-name="Heading_20_3">
      <style:text-properties officeooo:rsid="0011daf0" officeooo:paragraph-rsid="00663177"/>
    </style:style>
    <style:style style:name="P76" style:family="paragraph" style:parent-style-name="Heading_20_3">
      <style:text-properties officeooo:paragraph-rsid="006517c6"/>
    </style:style>
    <style:style style:name="T1" style:family="text">
      <style:text-properties officeooo:rsid="000a1d6e"/>
    </style:style>
    <style:style style:name="T2" style:family="text">
      <style:text-properties officeooo:rsid="000aad76"/>
    </style:style>
    <style:style style:name="T3" style:family="text">
      <style:text-properties style:text-position="super 58%" officeooo:rsid="000aad76"/>
    </style:style>
    <style:style style:name="T4" style:family="text">
      <style:text-properties style:text-position="super 58%" officeooo:rsid="000e5b57"/>
    </style:style>
    <style:style style:name="T5" style:family="text">
      <style:text-properties style:text-position="super 58%" officeooo:rsid="0033dc31"/>
    </style:style>
    <style:style style:name="T6" style:family="text">
      <style:text-properties style:text-position="super 58%" officeooo:rsid="0034d4a6"/>
    </style:style>
    <style:style style:name="T7" style:family="text">
      <style:text-properties officeooo:rsid="000dd384"/>
    </style:style>
    <style:style style:name="T8" style:family="text">
      <style:text-properties officeooo:rsid="000e0a68"/>
    </style:style>
    <style:style style:name="T9" style:family="text">
      <style:text-properties officeooo:rsid="000e5b57"/>
    </style:style>
    <style:style style:name="T10" style:family="text">
      <style:text-properties style:text-position="0% 100%" officeooo:rsid="000e5b57"/>
    </style:style>
    <style:style style:name="T11" style:family="text">
      <style:text-properties style:text-position="0% 100%" officeooo:rsid="0026959c"/>
    </style:style>
    <style:style style:name="T12" style:family="text">
      <style:text-properties style:text-position="0% 100%" officeooo:rsid="00275a88"/>
    </style:style>
    <style:style style:name="T13" style:family="text">
      <style:text-properties style:text-position="0% 100%" officeooo:rsid="000e0a68"/>
    </style:style>
    <style:style style:name="T14" style:family="text">
      <style:text-properties style:text-position="0% 100%" officeooo:rsid="0027de09"/>
    </style:style>
    <style:style style:name="T15" style:family="text">
      <style:text-properties style:text-position="0% 100%" officeooo:rsid="003197b0"/>
    </style:style>
    <style:style style:name="T16" style:family="text">
      <style:text-properties style:text-position="0% 100%" officeooo:rsid="00327553"/>
    </style:style>
    <style:style style:name="T17" style:family="text">
      <style:text-properties style:text-position="0% 100%" officeooo:rsid="0034d4a6"/>
    </style:style>
    <style:style style:name="T18" style:family="text">
      <style:text-properties officeooo:rsid="001a019f"/>
    </style:style>
    <style:style style:name="T19" style:family="text">
      <style:text-properties officeooo:rsid="001baaf2"/>
    </style:style>
    <style:style style:name="T20" style:family="text">
      <style:text-properties style:font-name="Times New Roman"/>
    </style:style>
    <style:style style:name="T21" style:family="text">
      <style:text-properties style:font-name="Times New Roman" officeooo:rsid="001baaf2"/>
    </style:style>
    <style:style style:name="T22" style:family="text">
      <style:text-properties style:font-name="Times New Roman" fo:font-style="italic" officeooo:rsid="000e5b57" style:font-style-asian="italic" style:font-style-complex="italic"/>
    </style:style>
    <style:style style:name="T23" style:family="text">
      <style:text-properties style:font-name="Times New Roman" fo:font-size="12pt" fo:font-style="italic" officeooo:rsid="001baaf2" style:font-size-asian="12pt" style:font-style-asian="italic" style:font-size-complex="12pt" style:font-style-complex="italic"/>
    </style:style>
    <style:style style:name="T24" style:family="text">
      <style:text-properties style:font-name="Times New Roman" fo:font-size="12pt" fo:font-style="italic" officeooo:rsid="00356734" style:font-size-asian="12pt" style:font-style-asian="italic" style:font-size-complex="12pt" style:font-style-complex="italic"/>
    </style:style>
    <style:style style:name="T25" style:family="text">
      <style:text-properties style:font-name="Times New Roman" officeooo:rsid="0047a839"/>
    </style:style>
    <style:style style:name="T26" style:family="text">
      <style:text-properties style:font-name="Times New Roman" officeooo:rsid="0048b1bb"/>
    </style:style>
    <style:style style:name="T27" style:family="text">
      <style:text-properties style:font-name="Times New Roman" officeooo:rsid="00491661"/>
    </style:style>
    <style:style style:name="T28" style:family="text">
      <style:text-properties style:font-name="Times New Roman" officeooo:rsid="0049cef3"/>
    </style:style>
    <style:style style:name="T29" style:family="text">
      <style:text-properties style:font-name="Times New Roman" officeooo:rsid="005efd8b"/>
    </style:style>
    <style:style style:name="T30" style:family="text">
      <style:text-properties style:font-name="Times New Roman" officeooo:rsid="005f6fbf"/>
    </style:style>
    <style:style style:name="T31" style:family="text">
      <style:text-properties style:font-name="Times New Roman" officeooo:rsid="00614792"/>
    </style:style>
    <style:style style:name="T32" style:family="text">
      <style:text-properties style:font-name="Times New Roman" officeooo:rsid="0080c5aa"/>
    </style:style>
    <style:style style:name="T33" style:family="text">
      <style:text-properties style:font-name="Liberation Mono"/>
    </style:style>
    <style:style style:name="T34" style:family="text">
      <style:text-properties style:font-name="Liberation Mono" officeooo:rsid="0023175a"/>
    </style:style>
    <style:style style:name="T35" style:family="text">
      <style:text-properties style:font-name="Liberation Mono" officeooo:rsid="000e0a68"/>
    </style:style>
    <style:style style:name="T36" style:family="text">
      <style:text-properties style:font-name="Liberation Mono" officeooo:rsid="00374301"/>
    </style:style>
    <style:style style:name="T37" style:family="text">
      <style:text-properties style:font-name="Liberation Mono" officeooo:rsid="0039af7a"/>
    </style:style>
    <style:style style:name="T38" style:family="text">
      <style:text-properties style:font-name="Liberation Mono" officeooo:rsid="003fad90"/>
    </style:style>
    <style:style style:name="T39" style:family="text">
      <style:text-properties style:font-name="Liberation Mono" officeooo:rsid="004250bd"/>
    </style:style>
    <style:style style:name="T40" style:family="text">
      <style:text-properties officeooo:rsid="0021bf46"/>
    </style:style>
    <style:style style:name="T41" style:family="text">
      <style:text-properties officeooo:rsid="0023175a"/>
    </style:style>
    <style:style style:name="T42" style:family="text">
      <style:text-properties officeooo:rsid="002edb04"/>
    </style:style>
    <style:style style:name="T43" style:family="text">
      <style:text-properties officeooo:rsid="0030527b"/>
    </style:style>
    <style:style style:name="T44" style:family="text">
      <style:text-properties officeooo:rsid="00317e61"/>
    </style:style>
    <style:style style:name="T45" style:family="text">
      <style:text-properties fo:font-size="12pt" fo:font-style="italic" officeooo:rsid="00356734" style:font-size-asian="12pt" style:font-style-asian="italic" style:font-size-complex="12pt" style:font-style-complex="italic"/>
    </style:style>
    <style:style style:name="T46" style:family="text">
      <style:text-properties officeooo:rsid="00374301"/>
    </style:style>
    <style:style style:name="T47" style:family="text">
      <style:text-properties officeooo:rsid="0039af7a"/>
    </style:style>
    <style:style style:name="T48" style:family="text">
      <style:text-properties officeooo:rsid="003e8adf"/>
    </style:style>
    <style:style style:name="T49" style:family="text">
      <style:text-properties officeooo:rsid="003fad90"/>
    </style:style>
    <style:style style:name="T50" style:family="text">
      <style:text-properties officeooo:rsid="004250bd"/>
    </style:style>
    <style:style style:name="T51" style:family="text">
      <style:text-properties officeooo:rsid="00432115"/>
    </style:style>
    <style:style style:name="T52" style:family="text">
      <style:text-properties officeooo:rsid="00453bf5"/>
    </style:style>
    <style:style style:name="T53" style:family="text">
      <style:text-properties officeooo:rsid="0052f7d0"/>
    </style:style>
    <style:style style:name="T54" style:family="text">
      <style:text-properties officeooo:rsid="00545bcc"/>
    </style:style>
    <style:style style:name="T55" style:family="text">
      <style:text-properties officeooo:rsid="0054ed70"/>
    </style:style>
    <style:style style:name="T56" style:family="text">
      <style:text-properties officeooo:rsid="00577785"/>
    </style:style>
    <style:style style:name="T57" style:family="text">
      <style:text-properties style:font-name="Liberation Mono"/>
    </style:style>
    <style:style style:name="T58" style:family="text">
      <style:text-properties style:font-name="Liberation Mono" officeooo:rsid="0054ed70"/>
    </style:style>
    <style:style style:name="T59" style:family="text">
      <style:text-properties style:font-name="Liberation Mono" officeooo:rsid="005c8931"/>
    </style:style>
    <style:style style:name="T60" style:family="text">
      <style:text-properties style:font-name="Liberation Mono" officeooo:rsid="005efd8b"/>
    </style:style>
    <style:style style:name="T61" style:family="text">
      <style:text-properties style:font-name="Liberation Mono" officeooo:rsid="005f6fbf"/>
    </style:style>
    <style:style style:name="T62" style:family="text">
      <style:text-properties style:font-name="Liberation Mono" officeooo:rsid="0039af7a"/>
    </style:style>
    <style:style style:name="T63" style:family="text">
      <style:text-properties style:font-name="Liberation Mono" officeooo:rsid="0075aa7a"/>
    </style:style>
    <style:style style:name="T64" style:family="text">
      <style:text-properties style:font-name="Liberation Mono" officeooo:rsid="0077daa3"/>
    </style:style>
    <style:style style:name="T65" style:family="text">
      <style:text-properties style:font-name="Liberation Mono" officeooo:rsid="007d5da4"/>
    </style:style>
    <style:style style:name="T66" style:family="text">
      <style:text-properties style:font-name="Liberation Mono" officeooo:rsid="00374301"/>
    </style:style>
    <style:style style:name="T67" style:family="text">
      <style:text-properties style:font-name="Liberation Mono" officeooo:rsid="00869f85"/>
    </style:style>
    <style:style style:name="T68" style:family="text">
      <style:text-properties style:font-name="Liberation Mono" officeooo:rsid="00577785"/>
    </style:style>
    <style:style style:name="T69" style:family="text">
      <style:text-properties style:font-name="Liberation Mono" officeooo:rsid="00663177"/>
    </style:style>
    <style:style style:name="T70" style:family="text">
      <style:text-properties style:font-name="Liberation Mono" officeooo:rsid="0093213d"/>
    </style:style>
    <style:style style:name="T71" style:family="text">
      <style:text-properties style:font-name="Liberation Mono" officeooo:rsid="009cb322"/>
    </style:style>
    <style:style style:name="T72" style:family="text">
      <style:text-properties officeooo:rsid="005c8931"/>
    </style:style>
    <style:style style:name="T73" style:family="text">
      <style:text-properties officeooo:rsid="005d86a7"/>
    </style:style>
    <style:style style:name="T74" style:family="text">
      <style:text-properties officeooo:rsid="006517c6"/>
    </style:style>
    <style:style style:name="T75" style:family="text">
      <style:text-properties officeooo:rsid="00663177"/>
    </style:style>
    <style:style style:name="T76" style:family="text">
      <style:text-properties officeooo:rsid="00666f10"/>
    </style:style>
    <style:style style:name="T77" style:family="text">
      <style:text-properties officeooo:rsid="0067b3eb"/>
    </style:style>
    <style:style style:name="T78" style:family="text">
      <style:text-properties officeooo:rsid="00697069"/>
    </style:style>
    <style:style style:name="T79" style:family="text">
      <style:text-properties officeooo:rsid="006a3c77"/>
    </style:style>
    <style:style style:name="T80" style:family="text">
      <style:text-properties officeooo:rsid="006b5de8"/>
    </style:style>
    <style:style style:name="T81" style:family="text">
      <style:text-properties officeooo:rsid="006cc2b4"/>
    </style:style>
    <style:style style:name="T82" style:family="text">
      <style:text-properties officeooo:rsid="006db9bd"/>
    </style:style>
    <style:style style:name="T83" style:family="text">
      <style:text-properties officeooo:rsid="00731344"/>
    </style:style>
    <style:style style:name="T84" style:family="text">
      <style:text-properties officeooo:rsid="007501ca"/>
    </style:style>
    <style:style style:name="T85" style:family="text">
      <style:text-properties officeooo:rsid="0075aa7a"/>
    </style:style>
    <style:style style:name="T86" style:family="text">
      <style:text-properties officeooo:rsid="0077daa3"/>
    </style:style>
    <style:style style:name="T87" style:family="text">
      <style:text-properties officeooo:rsid="007d5da4"/>
    </style:style>
    <style:style style:name="T88" style:family="text">
      <style:text-properties officeooo:rsid="0085795c"/>
    </style:style>
    <style:style style:name="T89" style:family="text">
      <style:text-properties officeooo:rsid="00887845"/>
    </style:style>
    <style:style style:name="T90" style:family="text">
      <style:text-properties officeooo:rsid="008ab1cb"/>
    </style:style>
    <style:style style:name="T91" style:family="text">
      <style:text-properties officeooo:rsid="008f30ff"/>
    </style:style>
    <style:style style:name="T92" style:family="text">
      <style:text-properties officeooo:rsid="0093213d"/>
    </style:style>
    <style:style style:name="T93" style:family="text">
      <style:text-properties style:font-name="Li]" officeooo:rsid="0093213d"/>
    </style:style>
    <style:style style:name="T94" style:family="text">
      <style:text-properties officeooo:rsid="009844e4"/>
    </style:style>
    <style:style style:name="T95" style:family="text">
      <style:text-properties officeooo:rsid="009ab7a4"/>
    </style:style>
    <style:style style:name="T96" style:family="text">
      <style:text-properties officeooo:rsid="009ba7b0"/>
    </style:style>
    <style:style style:name="T97" style:family="text">
      <style:text-properties officeooo:rsid="009cb32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 Communication</text:h>
      <text:p text:style-name="P2">For this project on interprocess communication I implemented several producer processes to send data to a complementary consumer process.</text:p>
      <text:h text:style-name="Heading_20_2" text:outline-level="2">Tools &amp; Environment</text:h>
      <text:p text:style-name="P3"><text:span text:style-name="T1">Because there is no language restriction for the project, I decided to try a new language called Rust that I have been reading about recently. </text:span>The development <text:span text:style-name="T7">of the Rust language </text:span>started in 2006; initially it was done by Graydon Hoare, with Mozilla Labs joining the project in 2009. The first supported release of the language Rust 0.1 was released in January 2012.<text:span text:style-name="T3">[</text:span><text:span text:style-name="T3"><text:bookmark-ref text:reference-format="number" text:ref-name="__RefHeading__3_1716983057">1</text:bookmark-ref></text:span><text:span text:style-name="T3">]</text:span><text:span text:style-name="T2"> Today it is at version 1.3. The Rust language has been gaining popularity due to it being a system language like C with a focus on memory safety.</text:span></text:p>
      <text:p text:style-name="P6"><text:span text:style-name="T8"><text:tab/>I am developing on the Surface Pro 2 tablet computer with Windows 8.1 Pro 64-bit and also in Linux depending on my location. </text:span><text:span text:style-name="T11">I normally use an IDE when programming. </text:span><text:span text:style-name="T15">However, </text:span><text:span text:style-name="T11">Rust is a newer language and does not have a stable IDE configuration. I instead opted to use Vim with a few plugins that will do syntax highlighting </text:span><text:span text:style-name="T12">(rust.vim)</text:span><text:span text:style-name="T11"> and inline intellisense code completion </text:span><text:span text:style-name="T12">(vim-racer)</text:span><text:span text:style-name="T11">.</text:span><text:span text:style-name="T13"> I am </text:span><text:span text:style-name="T14">also</text:span><text:span text:style-name="T13"> using Notepad++ a coding text editor.</text:span><text:span text:style-name="T11"> <text:tab/></text:span><text:span text:style-name="T8">Currently Rust comes packaged with a build management tool called Cargo. I can run </text:span><text:span text:style-name="T35">cargo build</text:span><text:span text:style-name="T8"> or </text:span><text:span text:style-name="T35">cargo run</text:span><text:span text:style-name="T8"> from the command line to easily compile the source into an executable file. Cargo also manages external dependencies. Libraries called </text:span><text:span text:style-name="T22">crates</text:span><text:span text:style-name="T9"> can be added to a build configuration file and Cargo will automatically download them during the build.</text:span><text:span text:style-name="T4">[</text:span><text:span text:style-name="T4"><text:bookmark-ref text:reference-format="number" text:ref-name="__RefHeading__15_1716983057">2</text:bookmark-ref></text:span><text:span text:style-name="T4">] </text:span></text:p>
      <text:p text:style-name="P6"><text:span text:style-name="T10"><text:tab/></text:span><text:span text:style-name="T15">The documentation for </text:span><text:span text:style-name="T16">R</text:span><text:span text:style-name="T15">ust </text:span><text:span text:style-name="T16">standard library</text:span><text:span text:style-name="T5">[</text:span><text:span text:style-name="T5"><text:bookmark-ref text:reference-format="number" text:ref-name="__RefHeading__547_1797936437">3</text:bookmark-ref></text:span><text:span text:style-name="T5">]</text:span><text:span text:style-name="T15"> </text:span><text:span text:style-name="T16">is very informative. I have found most of the answers to any problems I was having through reading the documentation. I especially like that many of the methods in each standard module include example code with the documentation. I think standard libraries in other language, such as Java, could really benefit by including example code. </text:span><text:span text:style-name="T17">There are also several books offered alongside the documentation to help learn the language.</text:span><text:span text:style-name="T6">[</text:span><text:span text:style-name="T6"><text:bookmark-ref text:reference-format="number" text:ref-name="__RefHeading__557_1797936437">4</text:bookmark-ref></text:span><text:span text:style-name="T6">]</text:span></text:p>
      <text:h text:style-name="P54" text:outline-level="2">Design</text:h>
      <text:p text:style-name="P16">Both the producer and consumer processes will include file output. The producer will output the generated data to one file, and the consumer will output the data it receives from the producer to another file. These two files can then be compared <text:span text:style-name="T40">to verify that the data was transferred correctly.</text:span></text:p>
      <text:p text:style-name="P7"><text:span text:style-name="T41"><text:tab/>Rust includes file system access and system io in the set of standard modules. I used the example implementation of writing and reading a file shown in </text:span><text:span text:style-name="T41"><text:reference-ref text:reference-format="text" text:ref-name="Code Sample 1">Code Sample 1</text:reference-ref></text:span><text:span text:style-name="T41">. The </text:span><text:span text:style-name="T34">File::create()</text:span><text:span text:style-name="T41"> method creates the text file and the </text:span><text:span text:style-name="T34">LineWriter</text:span><text:span text:style-name="T41"> is created using the file. This allows the use of write calls to output data to the file. I chose to use a </text:span><text:span text:style-name="T34">BufWriter</text:span><text:span text:style-name="T41"> for the actual implementation as it flushes the output when it leaves the scope rather than, as </text:span><text:span text:style-name="T34">LineWriter</text:span><text:span text:style-name="T41"> does, when a newline character is detected.</text:span></text:p>
      <text:p text:style-name="P7"/>
      <table:table table:name="Table7" table:style-name="Table7">
        <table:table-column table:style-name="Table7.A"/>
        <table:table-row>
          <table:table-cell table:style-name="Table7.A1" office:value-type="string">
            <text:p text:style-name="P20"><text:span text:style-name="Source_20_Text">use std::fs::File;</text:span></text:p>
            <text:p text:style-name="Preformatted_20_Text">use std::io::prelude::*;</text:p>
            <text:p text:style-name="Preformatted_20_Text">use std::io::LineWriter;</text:p>
            <text:p text:style-name="Preformatted_20_Text"/>
            <text:p text:style-name="Preformatted_20_Text">let road_not_taken = b"I shall be telling this with a sigh</text:p>
            <text:p text:style-name="Preformatted_20_Text">Somewhere ages and ages hence:</text:p>
            <text:p text:style-name="Preformatted_20_Text">Two roads diverged in a wood, and I -</text:p>
            <text:p text:style-name="Preformatted_20_Text"><text:soft-page-break/>I took the one less traveled by,</text:p>
            <text:p text:style-name="Preformatted_20_Text">And that has made all the difference.";</text:p>
            <text:p text:style-name="Preformatted_20_Text"/>
            <text:p text:style-name="Preformatted_20_Text">let file = try!(File::create("poem.txt"));</text:p>
            <text:p text:style-name="Preformatted_20_Text">let mut file = LineWriter::new(file);</text:p>
            <text:p text:style-name="Preformatted_20_Text"/>
            <text:p text:style-name="Preformatted_20_Text">for &amp;byte in road_not_taken.iter() {</text:p>
            <text:p text:style-name="Preformatted_20_Text"><text:s text:c="3"/>file.write(&amp;[byte]).unwrap();</text:p>
            <text:p text:style-name="Preformatted_20_Text">}</text:p>
            <text:p text:style-name="Preformatted_20_Text"/>
            <text:p text:style-name="Preformatted_20_Text">// let's check we did the right thing.</text:p>
            <text:p text:style-name="Preformatted_20_Text">let mut file = try!(File::open("poem.txt"));</text:p>
            <text:p text:style-name="Preformatted_20_Text">let mut contents = String::new();</text:p>
            <text:p text:style-name="Preformatted_20_Text"/>
            <text:p text:style-name="Preformatted_20_Text">try!(file.read_to_string(&amp;mut contents));</text:p>
            <text:p text:style-name="Preformatted_20_Text"/>
            <text:p text:style-name="P21">assert_eq!(contents.as_bytes(), &amp;road_not_taken[..]);</text:p>
          </table:table-cell>
        </table:table-row>
      </table:table>
      <text:p text:style-name="P25"><text:reference-mark-start text:name="Code Sample 1"/>Code Sample 1<text:reference-mark-end text:name="Code Sample 1"/>: Creating a file and writing to it using LineWriter.</text:p>
      <text:p text:style-name="Text_20_body"><text:tab/><text:span text:style-name="T64">LineWriter</text:span><text:span text:style-name="T86"> includes the </text:span><text:span text:style-name="T64">write</text:span><text:span text:style-name="T86"> method to write out bytes from the file stream. Many of the other modules in the standard library that also deal with streams include the </text:span><text:span text:style-name="T63">read</text:span><text:span text:style-name="T85"> and </text:span><text:span text:style-name="T63">write</text:span><text:span text:style-name="T85"> traits. These traits include a set of standard methods for accessing the streams besides the basic </text:span><text:span text:style-name="T63">read</text:span><text:span text:style-name="T85"> and </text:span><text:span text:style-name="T63">write</text:span><text:span text:style-name="T85"> methods. For example </text:span><text:span text:style-name="T63">read_to_string</text:span><text:span text:style-name="T85"> and </text:span><text:span text:style-name="T63">write_fmt</text:span><text:span text:style-name="T85">. Once I learned how to use these methods when dealing with one module, I can apply this knowledge to all of the other modules that implement the trait.</text:span></text:p>
      <text:p text:style-name="Text_20_body"><text:tab/><text:span text:style-name="T87">I intend to gloss over the </text:span><text:span text:style-name="T65">unwrap</text:span><text:span text:style-name="T87">, </text:span><text:span text:style-name="T65">ok</text:span><text:span text:style-name="T87">, and </text:span><text:span text:style-name="T65">expect</text:span><text:span text:style-name="T87"> methods that are often chained onto stream access calls. These methods wrap a more complex syntax called </text:span><text:span text:style-name="T65">matching</text:span><text:span text:style-name="T87">. These are simply convenience methods for handling errors in Rust. It is very different from the try/catch architecture that I am accustomed to using in Java.</text:span></text:p>
      <text:h text:style-name="Heading_20_3" text:outline-level="3">Producer</text:h>
      <text:p text:style-name="P9"><text:span text:style-name="T18">The producer for each implementation is tasked to transfer 100 integers to the consumer. I chose to produce the data using a random number generator. Rust does not currently have a standard module for generating random numbers. I had to rely on an external crate library called </text:span><text:span text:style-name="Source_20_Text"><text:span text:style-name="T18">rand</text:span></text:span><text:span text:style-name="T18">. </text:span>This crate is <text:span text:style-name="T18">on </text:span>crates.io <text:span text:style-name="T73">website </text:span>and <text:span text:style-name="T19">is </text:span>used by adding <text:span text:style-name="Source_20_Text">rand</text:span> to the dependencies in <text:span text:style-name="T19">the</text:span> project's <text:span text:style-name="Source_20_Text">Cargo.toml</text:span>. <text:span text:style-name="T72">Dependencies for projects will be automatically downloaded from GitHub.com when running </text:span><text:span text:style-name="T59">cargo build</text:span><text:span text:style-name="T72">.</text:span></text:p>
      <table:table table:name="Table4" table:style-name="Table4">
        <table:table-column table:style-name="Table4.A"/>
        <table:table-row>
          <table:table-cell table:style-name="Table4.A1" office:value-type="string">
            <text:p text:style-name="P18"><text:span text:style-name="Source_20_Text">[dependencies]</text:span></text:p>
            <text:p text:style-name="P24"><text:span text:style-name="Source_20_Text">rand = "0.3"</text:span></text:p>
          </table:table-cell>
        </table:table-row>
      </table:table>
      <text:p text:style-name="P4"/>
      <text:p text:style-name="P5">The <text:span text:style-name="Source_20_Text">rand</text:span><text:span text:style-name="Source_20_Text"><text:span text:style-name="T20"> crate can be accessed by placing an </text:span></text:span><text:span text:style-name="Source_20_Text"><text:span text:style-name="T33">extern crate</text:span></text:span><text:span text:style-name="Source_20_Text"><text:span text:style-name="T20"> reference in the source header.</text:span></text:span></text:p>
      <table:table table:name="Table5" table:style-name="Table5">
        <table:table-column table:style-name="Table5.A"/>
        <table:table-row>
          <table:table-cell table:style-name="Table5.A1" office:value-type="string">
            <text:p text:style-name="P19"><text:span text:style-name="Source_20_Text">extern crate rand;</text:span></text:p>
          </table:table-cell>
        </table:table-row>
      </table:table>
      <text:p text:style-name="P5"><text:span text:style-name="Source_20_Text"><text:span text:style-name="T20"/></text:span></text:p>
      <text:p text:style-name="P8"><text:span text:style-name="Source_20_Text"><text:span text:style-name="T21">I used</text:span></text:span><text:span text:style-name="Source_20_Text"><text:span text:style-name="T27"> the example </text:span></text:span><text:span text:style-name="Source_20_Text"><text:span text:style-name="T21">from the </text:span></text:span><text:span text:style-name="Source_20_Text"><text:span text:style-name="T19">rand</text:span></text:span><text:span text:style-name="Source_20_Text"><text:span text:style-name="T21"> documentation, </text:span></text:span><text:span text:style-name="Source_20_Text"><text:span text:style-name="T27">seen in</text:span></text:span><text:span text:style-name="Source_20_Text"><text:span text:style-name="T21"> </text:span></text:span><text:span text:style-name="Source_20_Text"><text:span text:style-name="T21"><text:reference-ref text:reference-format="text" text:ref-name="Code Sample 2">Code Sample 2</text:reference-ref></text:span></text:span><text:span text:style-name="Source_20_Text"><text:span text:style-name="T21">, that gives a monte carlo estimation of </text:span></text:span><text:bookmark text:name="monte-carlo-estimation-of-π"/><text:span text:style-name="Source_20_Text"><text:span text:style-name="T20">π. </text:span></text:span><text:span text:style-name="Source_20_Text"><text:span text:style-name="T29">I set it</text:span></text:span><text:span text:style-name="T21"> </text:span><text:span text:style-name="T29">up to </text:span><text:span text:style-name="T21">generate the 100 random </text:span><text:span text:style-name="T29">integers</text:span><text:span text:style-name="T25"> of data</text:span><text:span text:style-name="T21"> </text:span><text:span text:style-name="T29">and used the data </text:span><text:span text:style-name="T21">as output from </text:span><text:soft-page-break/><text:span text:style-name="T21">the producer</text:span><text:span text:style-name="T28">s</text:span><text:span text:style-name="T21">. </text:span><text:span text:style-name="T26">I also wanted to be able to write the random </text:span><text:span text:style-name="T29">itegers</text:span><text:span text:style-name="T26"> to a file and copy the resulting strings into this document as a record. </text:span><text:span text:style-name="T29">This became difficult in the case of socket communication. </text:span><text:span text:style-name="T30">T</text:span><text:span text:style-name="T29">he sockets required that the data be read in as an unsigned 8 bit </text:span><text:span text:style-name="T32">value</text:span><text:span text:style-name="T29"> </text:span><text:span text:style-name="T30">of </text:span><text:span text:style-name="T29">type </text:span><text:span text:style-name="T60">u8</text:span><text:span text:style-name="T29"> that is typically used to represent a character. </text:span><text:span text:style-name="T30">This resulted in unreadable character strings being written to the file on the consumer side. To solve this I used string formatting macros to convert the integers of type </text:span><text:span text:style-name="T61">i32</text:span><text:span text:style-name="T30"> to <text:s/>string and the</text:span><text:span text:style-name="T31">n</text:span><text:span text:style-name="T30"> sent </text:span><text:span text:style-name="T31">the resulting</text:span><text:span text:style-name="T30"> string over the socket connection.</text:span></text:p>
      <table:table table:name="Table6" table:style-name="Table6">
        <table:table-column table:style-name="Table6.A"/>
        <table:table-row>
          <table:table-cell table:style-name="Table6.A1" office:value-type="string">
            <text:p text:style-name="P19"><text:span text:style-name="Source_20_Text">use rand::distributions::{IndependentSample, Range};</text:span></text:p>
            <text:p text:style-name="Preformatted_20_Text"/>
            <text:p text:style-name="Preformatted_20_Text">fn main() {</text:p>
            <text:p text:style-name="Preformatted_20_Text"><text:s text:c="3"/>let between = Range::new(-1f64, 1.);</text:p>
            <text:p text:style-name="Preformatted_20_Text"><text:s text:c="3"/>let mut rng = rand::thread_rng();</text:p>
            <text:p text:style-name="Preformatted_20_Text"/>
            <text:p text:style-name="Preformatted_20_Text"><text:s text:c="3"/>let total = 1_000_000;</text:p>
            <text:p text:style-name="Preformatted_20_Text"><text:s text:c="3"/>let mut in_circle = 0;</text:p>
            <text:p text:style-name="Preformatted_20_Text"/>
            <text:p text:style-name="Preformatted_20_Text"><text:s text:c="3"/>for _ in 0..total {</text:p>
            <text:p text:style-name="Preformatted_20_Text"><text:s text:c="7"/>let a = between.ind_sample(&amp;mut rng);</text:p>
            <text:p text:style-name="Preformatted_20_Text"><text:s text:c="7"/>let b = between.ind_sample(&amp;mut rng);</text:p>
            <text:p text:style-name="Preformatted_20_Text"><text:s text:c="7"/>if a*a + b*b &lt;= 1. {</text:p>
            <text:p text:style-name="Preformatted_20_Text"><text:s text:c="11"/>in_circle += 1;</text:p>
            <text:p text:style-name="Preformatted_20_Text"><text:s text:c="7"/>}</text:p>
            <text:p text:style-name="Preformatted_20_Text"><text:s text:c="3"/>}</text:p>
            <text:p text:style-name="Preformatted_20_Text"/>
            <text:p text:style-name="Preformatted_20_Text"><text:s text:c="3"/>// prints something close to 3.14159...</text:p>
            <text:p text:style-name="Preformatted_20_Text"><text:s text:c="3"/>println!("{}", 4. * (in_circle as f64) / (total as f64));</text:p>
            <text:p text:style-name="P21">}</text:p>
          </table:table-cell>
        </table:table-row>
      </table:table>
      <text:p text:style-name="P25"><text:reference-mark-start text:name="Code Sample 2"/><text:span text:style-name="T45">Code Sample 2</text:span><text:reference-mark-end text:name="Code Sample 2"/><text:span text:style-name="T45">: M</text:span><text:span text:style-name="Source_20_Text"><text:span text:style-name="T23">onte carlo estimation of </text:span></text:span><text:bookmark text:name="monte-carlo-estimation-of-π7"/><text:span text:style-name="Source_20_Text"><text:span text:style-name="T24">π</text:span></text:span><text:span text:style-name="T24"> using random distribution.</text:span></text:p>
      <text:p text:style-name="P15">These generated bytes are written to a file and sent to the producer using one of the process communication methods. The pipe communication method requires the use of standard input / output to send data from producer to consumer. The socket communication method creates a TCP socket connection between the producer and consumer. The message communication method uses a synchronous channel to pass data between producer and consumer. The shared memory communication creates an atomic variable to hold data that the producer and consumer can use to pass data.</text:p>
      <text:h text:style-name="Heading_20_3" text:outline-level="3">Consumer</text:h>
      <text:p text:style-name="P15">The consumer process reads in the data using the process communication methods. It writes the received data to a file that will be compared to the producer output file to verify accuracy.</text:p>
      <text:h text:style-name="Heading_20_3" text:outline-level="3">Communication Method Designs</text:h>
      <text:h text:style-name="Heading_20_4" text:outline-level="4">Pipe Communication <text:span text:style-name="T79">Design</text:span></text:h>
      <text:p text:style-name="P10">For the pipe communication I used the <text:span text:style-name="T33">process</text:span> module from the standard library to create a child process in the producer. <text:reference-ref text:reference-format="text" text:ref-name="Code Sample 3">Code Sample 3</text:reference-ref> <text:span text:style-name="T46">shows the Unix program </text:span><text:span text:style-name="T36">sh</text:span><text:span text:style-name="T46"> being executed with specific arguments. By chaining the methods </text:span><text:span text:style-name="T36">output()</text:span><text:span text:style-name="T46">, </text:span><text:span text:style-name="T36">stdin()</text:span><text:span text:style-name="T46">, </text:span><text:span text:style-name="T36">stdout()</text:span><text:span text:style-name="T46">, or </text:span><text:span text:style-name="T36">stderr()</text:span><text:span text:style-name="T46"> onto the new </text:span><text:span text:style-name="T36">Command</text:span><text:span text:style-name="T46"> the resulting output variable can then be used to read from or write to the pipe of the child process.</text:span></text:p>
      <table:table table:name="Table3" table:style-name="Table3">
        <table:table-column table:style-name="Table3.A"/>
        <text:soft-page-break/>
        <table:table-row>
          <table:table-cell table:style-name="Table3.A1" office:value-type="string">
            <text:p text:style-name="P23">use std::process::Command;</text:p>
            <text:p text:style-name="P17"/>
            <text:p text:style-name="P17">let output = Command::new("sh")</text:p>
            <text:p text:style-name="P17"><text:s text:c="21"/>.arg("-c")</text:p>
            <text:p text:style-name="P17"><text:s text:c="21"/>.arg("echo hello")</text:p>
            <text:p text:style-name="P17"><text:s text:c="21"/>.output()</text:p>
            <text:p text:style-name="P17"><text:s text:c="21"/>.unwrap_or_else(|e| { panic!("failed to execute process: {}", e) });</text:p>
            <text:p text:style-name="P22">let hello = output.stdout;</text:p>
          </table:table-cell>
        </table:table-row>
      </table:table>
      <text:p text:style-name="P26"><text:reference-mark-start text:name="Code Sample 3"/>Code Sample 3<text:reference-mark-end text:name="Code Sample 3"/>: Example of executing an external process.</text:p>
      <text:p text:style-name="P11"/>
      <text:h text:style-name="Heading_20_4" text:outline-level="4">Socket Communication <text:span text:style-name="T79">Design</text:span></text:h>
      <text:p text:style-name="P41">I chose the client socket to act as the producer and the server socket to act as the consumer. <text:span text:style-name="T81">In this way he consumer will listen for a connection. When it gets a connection it will consume any data sent to it. I have had some experience with setting up sockets in Java and I wanted to make sure there was a way o communicate bidirectionally between the client and server. I decided the best way to do this was to break the random data into chunks. Each chunk would be sent and then the server would return a message to the client verifying that it was recieved. From previous experience with sockets, I knew that there needed to be logic, based on testing the data passed between them, that could trigger the socket to shut down. </text:span></text:p>
      <text:p text:style-name="P41"><text:span text:style-name="T81"><text:tab/>Rust includes socket communication in the </text:span><text:span text:style-name="T37">net</text:span><text:span text:style-name="T47"> module of the standard library. I based the producer client on code from the </text:span><text:span text:style-name="T37">TcpStream</text:span><text:span text:style-name="T47"> documentation shown in </text:span><text:span text:style-name="T47"><text:reference-ref text:reference-format="text" text:ref-name="Code Sample 4">Code Sample 4</text:reference-ref></text:span><text:span text:style-name="T47">. </text:span><text:span text:style-name="T37">TcpStream</text:span><text:span text:style-name="T47"> implements the </text:span><text:span text:style-name="T37">read</text:span><text:span text:style-name="T47"> and </text:span><text:span text:style-name="T37">write</text:span><text:span text:style-name="T47"> traits as well.</text:span></text:p>
      <table:table table:name="Table23" table:style-name="Table23">
        <table:table-column table:style-name="Table23.A"/>
        <table:table-row>
          <table:table-cell table:style-name="Table23.A1" office:value-type="string">
            <text:p text:style-name="P65">use std::io::prelude::*;</text:p>
            <text:p text:style-name="Preformatted_20_Text">use std::net::TcpStream;</text:p>
            <text:p text:style-name="Preformatted_20_Text"/>
            <text:p text:style-name="Preformatted_20_Text">{</text:p>
            <text:p text:style-name="Preformatted_20_Text"><text:s text:c="4"/>let mut stream = TcpStream::connect("127.0.0.1:34254").unwrap();</text:p>
            <text:p text:style-name="Preformatted_20_Text"/>
            <text:p text:style-name="Preformatted_20_Text"><text:s text:c="4"/>// ignore the Result</text:p>
            <text:p text:style-name="Preformatted_20_Text"><text:s text:c="4"/>let _ = stream.write(&amp;[1]);</text:p>
            <text:p text:style-name="Preformatted_20_Text"><text:s text:c="4"/>let _ = stream.read(&amp;mut [0; 128]); // ignore here too</text:p>
            <text:p text:style-name="P21">} // the stream is closed here</text:p>
          </table:table-cell>
        </table:table-row>
      </table:table>
      <text:p text:style-name="P25"><text:reference-mark-start text:name="Code Sample 4"/>Code Sample <text:span text:style-name="T48">4</text:span><text:reference-mark-end text:name="Code Sample 4"/>: Example <text:span text:style-name="T83">initialization of a TCP connection stream</text:span>.</text:p>
      <text:p text:style-name="P32">Our first use of threads in Rust is shown in <text:reference-ref text:reference-format="text" text:ref-name="Code Sample 5">Code Sample 5</text:reference-ref>. I used this example as a basis for the consumer server. It creates a <text:span text:style-name="T33">TcpListener</text:span> with the same IP address and port as the producer client. It then uses a for loop to iterate over the connections that come in from the listener. The <text:span text:style-name="T33">incoming</text:span> method on the listener will block execution in the calling thread until a connection is received. When a connection is received it will spawn a thread to handle the client TCP stream and pass the stream to the <text:span text:style-name="T33">handle_client</text:span> method.</text:p>
      <table:table table:name="Table24" table:style-name="Table24">
        <table:table-column table:style-name="Table24.A"/>
        <table:table-row>
          <table:table-cell table:style-name="Table24.A1" office:value-type="string">
            <text:p text:style-name="P66">use std::net::{TcpListener, TcpStream};</text:p>
            <text:p text:style-name="Preformatted_20_Text">use std::thread;</text:p>
            <text:p text:style-name="Preformatted_20_Text"/>
            <text:p text:style-name="Preformatted_20_Text">let listener = TcpListener::bind("127.0.0.1:80").unwrap();</text:p>
            <text:p text:style-name="Preformatted_20_Text"><text:soft-page-break/></text:p>
            <text:p text:style-name="Preformatted_20_Text">fn handle_client(stream: TcpStream) {</text:p>
            <text:p text:style-name="Preformatted_20_Text"><text:s text:c="4"/>// ...</text:p>
            <text:p text:style-name="Preformatted_20_Text">}</text:p>
            <text:p text:style-name="Preformatted_20_Text"/>
            <text:p text:style-name="Preformatted_20_Text">// accept connections and process them, spawning a new thread for each one</text:p>
            <text:p text:style-name="Preformatted_20_Text">for stream in listener.incoming() {</text:p>
            <text:p text:style-name="Preformatted_20_Text"><text:s text:c="4"/>match stream {</text:p>
            <text:p text:style-name="Preformatted_20_Text"><text:s text:c="8"/>Ok(stream) =&gt; {</text:p>
            <text:p text:style-name="Preformatted_20_Text"><text:s text:c="12"/>thread::spawn(move|| {</text:p>
            <text:p text:style-name="Preformatted_20_Text"><text:s text:c="16"/>// connection succeeded</text:p>
            <text:p text:style-name="Preformatted_20_Text"><text:s text:c="16"/>handle_client(stream)</text:p>
            <text:p text:style-name="Preformatted_20_Text"><text:s text:c="12"/>});</text:p>
            <text:p text:style-name="Preformatted_20_Text"><text:s text:c="8"/>}</text:p>
            <text:p text:style-name="Preformatted_20_Text"><text:s text:c="8"/>Err(e) =&gt; { /* connection failed */ }</text:p>
            <text:p text:style-name="Preformatted_20_Text"><text:s text:c="4"/>}</text:p>
            <text:p text:style-name="Preformatted_20_Text">}</text:p>
            <text:p text:style-name="Preformatted_20_Text"/>
            <text:p text:style-name="Preformatted_20_Text">// close the socket server</text:p>
            <text:p text:style-name="P21">drop(listener);</text:p>
          </table:table-cell>
        </table:table-row>
      </table:table>
      <text:p text:style-name="P50"><text:reference-mark-start text:name="Code Sample 5"/>Code Sample 5<text:reference-mark-end text:name="Code Sample 5"/>: Example of a<text:span text:style-name="T83"> TCP </text:span>listener to recieve a client <text:span text:style-name="T83">connection</text:span>.</text:p>
      <text:p text:style-name="P33">Also in <text:reference-ref text:reference-format="text" text:ref-name="Code Sample 5">Code Sample 5</text:reference-ref> is an example of a simple lambda expression in Rust. It is used here to pass the function defined inside the braces as an argument to the <text:span text:style-name="T33">spawn</text:span> method. The <text:span text:style-name="T33">move</text:span> part of the expression tells the lambda expression that the values in the current environment values should be moved into the thread. This is part of the ownership system that Rust uses for memory safety.</text:p>
      <table:table table:name="Table25" table:style-name="Table25">
        <table:table-column table:style-name="Table25.A"/>
        <table:table-row>
          <table:table-cell table:style-name="Table25.A1" office:value-type="string">
            <text:p text:style-name="P67">move || { <text:s/>}</text:p>
          </table:table-cell>
        </table:table-row>
      </table:table>
      <text:p text:style-name="P48"/>
      <text:h text:style-name="P69" text:outline-level="4">Message Communication <text:span text:style-name="T79">Design</text:span></text:h>
      <text:p text:style-name="P12">For message communication <text:span text:style-name="T49">I chose to use the Multi Producer Single Consumer (</text:span><text:span text:style-name="T38">mpsc</text:span><text:span text:style-name="T49">) module from the standard library. In </text:span><text:span text:style-name="T49"><text:reference-ref text:reference-format="text" text:ref-name="Code Sample 6">Code Sample 6</text:reference-ref></text:span><text:span text:style-name="T49"> we see an example from the Rust documentation that shows how to use the </text:span><text:span text:style-name="T38">sync_channel</text:span><text:span text:style-name="T49"> function to create a sender and receiver. The channel is used to <text:s/>communicate between threads. The </text:span><text:span text:style-name="T38">sync_channel</text:span><text:span text:style-name="T49"> function takes a size argument that specifies the size of the buffer between the channels. When this internal buffer is full future </text:span><text:span text:style-name="T38">send</text:span><text:span text:style-name="T49"> requests on the channel will be blocked.</text:span></text:p>
      <table:table table:name="Table8" table:style-name="Table8">
        <table:table-column table:style-name="Table8.A"/>
        <table:table-row>
          <table:table-cell table:style-name="Table8.A1" office:value-type="string">
            <text:p text:style-name="P63">use std::thread;</text:p>
            <text:p text:style-name="Preformatted_20_Text">use std::sync::mpsc::sync_channel;</text:p>
            <text:p text:style-name="Preformatted_20_Text"/>
            <text:p text:style-name="Preformatted_20_Text">let (tx, rx) = sync_channel::&lt;i32&gt;(0);</text:p>
            <text:p text:style-name="Preformatted_20_Text">thread::spawn(move|| {</text:p>
            <text:p text:style-name="Preformatted_20_Text"><text:s text:c="4"/>// This will wait for the parent thread to start receiving</text:p>
            <text:p text:style-name="Preformatted_20_Text"><text:s text:c="4"/>tx.send(53).unwrap();</text:p>
            <text:p text:style-name="Preformatted_20_Text">});</text:p>
            <text:p text:style-name="P21">rx.recv().unwrap();</text:p>
          </table:table-cell>
        </table:table-row>
      </table:table>
      <text:p text:style-name="P25"><text:reference-mark-start text:name="Code Sample 6"/><text:span text:style-name="T82">Code Sample 6</text:span><text:reference-mark-end text:name="Code Sample 6"/>: Example <text:span text:style-name="T84">use of the sync_channel module to send messages between threads.</text:span></text:p>
      <text:h text:style-name="P69" text:outline-level="4"><text:soft-page-break/>Shared Memory with Semaphores Communication <text:span text:style-name="T79">Design</text:span></text:h>
      <text:p text:style-name="P42"><text:span text:style-name="T56">This example in </text:span><text:span text:style-name="T56"><text:reference-ref text:reference-format="text" text:ref-name="Code Sample 7">Code Sample 7</text:reference-ref></text:span><text:span text:style-name="T56"> from the documentation shows the basic usage of the </text:span><text:span text:style-name="T67">S</text:span><text:span text:style-name="T68">emaphore</text:span><text:span text:style-name="T56"> module. The </text:span><text:span text:style-name="T68">acquire</text:span><text:span text:style-name="T56"> method blocks until one of the resources in the semaphore becomes available. When it becomes available the </text:span><text:span text:style-name="T68">access</text:span><text:span text:style-name="T56"> method sets up a guard to block other threads that attempt to acquire the resource. The code in the braces can then modify the resource variables. Finally, the </text:span><text:span text:style-name="T68">release</text:span><text:span text:style-name="T56"> method allows another thread that has been blocked to acquire the resource.</text:span></text:p>
      <table:table table:name="Table15" table:style-name="Table15">
        <table:table-column table:style-name="Table15.A"/>
        <table:table-row>
          <table:table-cell table:style-name="Table15.A1" office:value-type="string">
            <text:p text:style-name="P64">#![feature(semaphore)]</text:p>
            <text:p text:style-name="Preformatted_20_Text"/>
            <text:p text:style-name="Preformatted_20_Text">use std::sync::Semaphore;</text:p>
            <text:p text:style-name="Preformatted_20_Text"/>
            <text:p text:style-name="Preformatted_20_Text">// Create a semaphore that represents 5 resources</text:p>
            <text:p text:style-name="Preformatted_20_Text">let sem = Semaphore::new(5);</text:p>
            <text:p text:style-name="Preformatted_20_Text"/>
            <text:p text:style-name="Preformatted_20_Text">// Acquire one of the resources</text:p>
            <text:p text:style-name="Preformatted_20_Text">sem.acquire();</text:p>
            <text:p text:style-name="Preformatted_20_Text"/>
            <text:p text:style-name="Preformatted_20_Text">// Acquire one of the resources for a limited period of time</text:p>
            <text:p text:style-name="Preformatted_20_Text">{</text:p>
            <text:p text:style-name="Preformatted_20_Text"><text:s text:c="4"/>let _guard = sem.access();</text:p>
            <text:p text:style-name="Preformatted_20_Text"><text:s text:c="4"/>// ...</text:p>
            <text:p text:style-name="Preformatted_20_Text">} // resources is released here</text:p>
            <text:p text:style-name="Preformatted_20_Text"/>
            <text:p text:style-name="Preformatted_20_Text">// Release our initially acquired resource</text:p>
            <text:p text:style-name="P21">sem.release();</text:p>
          </table:table-cell>
        </table:table-row>
      </table:table>
      <text:p text:style-name="P25"><text:reference-mark-start text:name="Code Sample 7"/><text:span text:style-name="T88">Code Sample 7</text:span><text:reference-mark-end text:name="Code Sample 7"/>: Example <text:span text:style-name="T53">use </text:span>of <text:span text:style-name="T53">Semaphores</text:span>.</text:p>
      <text:p text:style-name="P34"><text:span text:style-name="T54">The support for semaphores in Rust is currently unstable. It has an issue attached to it stating, "</text:span><text:span text:style-name="Emphasis">the interaction between semaphores and the acquisition/release of resources is currently unclear.</text:span>" <text:span text:style-name="T55">This simply means that the semaphore feature is still in a prototyping stage. It may even be dropped from future releases in favor of using the </text:span><text:span text:style-name="T58">Arc</text:span><text:span text:style-name="T55"> module to wrap atomic references to shared memory as seen in </text:span><text:span text:style-name="T55"><text:reference-ref text:reference-format="text" text:ref-name="Code Sample 8">Code Sample 8</text:reference-ref></text:span><text:span text:style-name="T55">.</text:span></text:p>
      <table:table table:name="Table16" table:style-name="Table16">
        <table:table-column table:style-name="Table16.A"/>
        <table:table-row>
          <table:table-cell table:style-name="Table16.A1" office:value-type="string">
            <text:p text:style-name="P68">use std::sync::Arc;</text:p>
            <text:p text:style-name="Preformatted_20_Text">use std::thread;</text:p>
            <text:p text:style-name="Preformatted_20_Text"/>
            <text:p text:style-name="Preformatted_20_Text">fn main() {</text:p>
            <text:p text:style-name="Preformatted_20_Text"><text:s text:c="4"/>let numbers: Vec&lt;_&gt; = (0..100u32).collect();</text:p>
            <text:p text:style-name="Preformatted_20_Text"><text:s text:c="4"/>let shared_numbers = Arc::new(numbers);</text:p>
            <text:p text:style-name="Preformatted_20_Text"/>
            <text:p text:style-name="Preformatted_20_Text"><text:s text:c="4"/>for _ in 0..10 {</text:p>
            <text:p text:style-name="Preformatted_20_Text"><text:s text:c="8"/>let child_numbers = shared_numbers.clone();</text:p>
            <text:p text:style-name="Preformatted_20_Text"/>
            <text:p text:style-name="Preformatted_20_Text"><text:s text:c="8"/>thread::spawn(move || {</text:p>
            <text:p text:style-name="Preformatted_20_Text"><text:s text:c="12"/>let local_numbers = &amp;child_numbers[..];</text:p>
            <text:p text:style-name="Preformatted_20_Text"/>
            <text:p text:style-name="Preformatted_20_Text"><text:s text:c="12"/>// Work with the local numbers</text:p>
            <text:p text:style-name="Preformatted_20_Text"><text:s text:c="8"/>});</text:p>
            <text:p text:style-name="Preformatted_20_Text"><text:s text:c="4"/>}</text:p>
            <text:p text:style-name="P21">}</text:p>
          </table:table-cell>
        </table:table-row>
      </table:table>
      <text:p text:style-name="P51"><text:reference-mark-start text:name="Code Sample 8"/>Code Sample 8<text:reference-mark-end text:name="Code Sample 8"/>: Example of using the Arc module to reference a vector <text:span text:style-name="T89">atomically</text:span>.</text:p>
      <text:h text:style-name="Heading_20_2" text:outline-level="2"><text:soft-page-break/><text:span text:style-name="T49">My </text:span>Code</text:h>
      <text:h text:style-name="P76" text:outline-level="3">Pipe Communication <text:span text:style-name="T74">Code</text:span></text:h>
      <text:p text:style-name="P13"><text:span text:style-name="T51">The implementation of the p</text:span>roducer process <text:span text:style-name="T50">using pipes creates a file to track the produced data. It then loads an output buffer array with random integers. In the next code block a child process is created to execute the external consumer program. This parent producer process holds a reference to the standard input of the child consumer process. The producer process writes the 100 randomly generated integers, that are stored in the buffer, using this standard input pipe to the consumer process. Finally, the producer process writes out the same buffer to the file created at the beginning of the </text:span><text:span text:style-name="T39">main</text:span><text:span text:style-name="T50"> function.</text:span></text:p>
      <table:table table:name="Table1" table:style-name="Table1">
        <table:table-column table:style-name="Table1.A"/>
        <table:table-row>
          <table:table-cell table:style-name="Table1.A1" office:value-type="string">
            <text:p text:style-name="P56">extern crate rand;</text:p>
            <text:p text:style-name="P56"/>
            <text:p text:style-name="P56">use rand::distributions::{IndependentSample, Range};</text:p>
            <text:p text:style-name="P56">use std::process::{Command, Stdio};</text:p>
            <text:p text:style-name="P56">use std::io::{BufWriter};</text:p>
            <text:p text:style-name="P56">use std::io::prelude::*;</text:p>
            <text:p text:style-name="P56">use std::fs::File;</text:p>
            <text:p text:style-name="P56"/>
            <text:p text:style-name="P56">fn main() {</text:p>
            <text:p text:style-name="P56"><text:s text:c="4"/>let f = File::create("pipe_producer_out.txt")</text:p>
            <text:p text:style-name="P56"><text:s text:c="8"/>.ok()</text:p>
            <text:p text:style-name="P56"><text:s text:c="8"/>.expect("Failed to create file.");</text:p>
            <text:p text:style-name="P56"><text:s text:c="4"/>let mut writer = BufWriter::new(f);</text:p>
            <text:p text:style-name="P56"><text:s text:c="4"/>let r = Range::new(0i32, 9);</text:p>
            <text:p text:style-name="P56"><text:s text:c="4"/>let mut rng = rand::thread_rng();</text:p>
            <text:p text:style-name="P56"><text:s text:c="4"/>let out_buf = &amp;mut [0i32; 100];</text:p>
            <text:p text:style-name="P56"><text:s text:c="4"/>for item in out_buf.iter_mut() {</text:p>
            <text:p text:style-name="P56"><text:s text:c="8"/>*item = r.ind_sample(&amp;mut rng);</text:p>
            <text:p text:style-name="P56"><text:s text:c="4"/>}</text:p>
            <text:p text:style-name="P56"><text:s text:c="4"/>{</text:p>
            <text:p text:style-name="P56"><text:s text:c="8"/>let mut child = Command::new("pipe-consumer")</text:p>
            <text:p text:style-name="P56"><text:s text:c="12"/>.stdin(Stdio::piped())</text:p>
            <text:p text:style-name="P56"><text:s text:c="12"/>.spawn()</text:p>
            <text:p text:style-name="P56"><text:s text:c="12"/>.unwrap_or_else(|e| </text:p>
            <text:p text:style-name="P56"><text:s text:c="16"/>{ panic!("failed to execute process: {}", e) });</text:p>
            <text:p text:style-name="P56"/>
            <text:p text:style-name="P56"><text:s text:c="8"/>let child_in = child.stdin.as_mut().unwrap();</text:p>
            <text:p text:style-name="P56"><text:s text:c="8"/>for out in out_buf.iter() {</text:p>
            <text:p text:style-name="P56"><text:s text:c="12"/>child_in.write_fmt(format_args!("{}", out))</text:p>
            <text:p text:style-name="P56"><text:s text:c="16"/>.ok()</text:p>
            <text:p text:style-name="P56"><text:s text:c="16"/>.expect("Failed to write to child process.");</text:p>
            <text:p text:style-name="P56"><text:s text:c="12"/>writer.write_fmt(format_args!("{}", out))</text:p>
            <text:p text:style-name="P56"><text:s text:c="16"/>.ok()</text:p>
            <text:p text:style-name="P56"><text:s text:c="16"/>.expect("Failed to write to file.");</text:p>
            <text:p text:style-name="P56"><text:s text:c="8"/>}</text:p>
            <text:p text:style-name="P56"><text:s text:c="4"/>}</text:p>
            <text:p text:style-name="P56">}</text:p>
          </table:table-cell>
        </table:table-row>
      </table:table>
      <text:p text:style-name="P49"><text:span text:style-name="T90">Code Implementation 1: The pipe producer.</text:span></text:p>
      <text:p text:style-name="Text_20_body"><text:span text:style-name="T51">The implementation of the consumer process is shorter because the consumer process is only reading from its own standard input. Like the producer an output file is created to track the data the consumer receives. An input buffer array is created to read in the bytes from standard input. Once the input buffer </text:span><text:soft-page-break/><text:span text:style-name="T51">is full it is written out to the file.</text:span></text:p>
      <table:table table:name="Table2" table:style-name="Table2">
        <table:table-column table:style-name="Table2.A"/>
        <table:table-row>
          <table:table-cell table:style-name="Table2.A1" office:value-type="string">
            <text:p text:style-name="P57">use std::io;</text:p>
            <text:p text:style-name="P57">use std::io::BufWriter;</text:p>
            <text:p text:style-name="P57">use std::io::prelude::*;</text:p>
            <text:p text:style-name="P57">use std::fs::File;</text:p>
            <text:p text:style-name="P57"/>
            <text:p text:style-name="P57">fn main() {</text:p>
            <text:p text:style-name="P57"><text:s text:c="4"/>let in_buf = &amp;mut [0; 100]; </text:p>
            <text:p text:style-name="P57"><text:s text:c="4"/>let f = File::create("pipe_consumer_in.txt")</text:p>
            <text:p text:style-name="P57"><text:s text:c="12"/>.ok()</text:p>
            <text:p text:style-name="P57"><text:s text:c="12"/>.expect("Failed to create file.");</text:p>
            <text:p text:style-name="P57"><text:s text:c="4"/>let mut writer = BufWriter::new(f);</text:p>
            <text:p text:style-name="P57"><text:s text:c="4"/>{</text:p>
            <text:p text:style-name="P57"><text:s text:c="8"/>io::stdin().read(&amp;mut in_buf[..]).unwrap();</text:p>
            <text:p text:style-name="P57"><text:s text:c="8"/>writer.write(&amp;in_buf[..])</text:p>
            <text:p text:style-name="P57"><text:s text:c="16"/>.ok()</text:p>
            <text:p text:style-name="P57"><text:s text:c="16"/>.expect("Failed to write to file.");</text:p>
            <text:p text:style-name="P57"><text:s text:c="4"/>}</text:p>
            <text:p text:style-name="P57">}</text:p>
          </table:table-cell>
        </table:table-row>
      </table:table>
      <text:p text:style-name="P49"><text:span text:style-name="T90">Code Implementation 2: The pipe consumer.</text:span></text:p>
      <text:h text:style-name="P73" text:outline-level="3">Socket Communication <text:span text:style-name="T74">Code</text:span></text:h>
      <text:p text:style-name="P35"><text:span text:style-name="T80">The final implementation of the s</text:span>ock<text:span text:style-name="T75">et producer process acts as the client. After connecting to the server, the producer generates the random integer data and stores it into a string. The string is first written to a file. The string is then sent over the TCP stream in chunks of 10 bytes at a time. As the consumer reads these 10 bytes it will send a return message with the count of bytes it has completed reading. The producer will wait until all 10 bytes are read before it continues to send another 10 byte chunk. After it recieves the final message from the server that all bytes have been read, it will finally shutdown both the read and write portions of the TCP stream.</text:span></text:p>
      <table:table table:name="Table17" table:style-name="Table17">
        <table:table-column table:style-name="Table17.A"/>
        <table:table-row>
          <table:table-cell table:style-name="Table17.A1" office:value-type="string">
            <text:p text:style-name="P58">extern crate rand;</text:p>
            <text:p text:style-name="P58"/>
            <text:p text:style-name="P58">use std::net::{TcpStream, Shutdown};</text:p>
            <text:p text:style-name="P58">use std::io::prelude::*;</text:p>
            <text:p text:style-name="P58">use rand::distributions::{IndependentSample, Range};</text:p>
            <text:p text:style-name="P58">use std::io::BufWriter;</text:p>
            <text:p text:style-name="P58">use std::fs::File;</text:p>
            <text:p text:style-name="P58"/>
            <text:p text:style-name="P58">fn main() {</text:p>
            <text:p text:style-name="P58"><text:s text:c="4"/>let f = File::create("socket_producer_out.txt")</text:p>
            <text:p text:style-name="P58"><text:s text:c="12"/>.ok()</text:p>
            <text:p text:style-name="P58"><text:s text:c="12"/>.expect("Failed to create file.");</text:p>
            <text:p text:style-name="P58"><text:s text:c="4"/>let mut fw = BufWriter::new(f); </text:p>
            <text:p text:style-name="P58"/>
            <text:p text:style-name="P58"><text:s text:c="4"/>// fill array with random bytes</text:p>
            <text:p text:style-name="P58"><text:s text:c="4"/>let r = Range::new(0i32, 9);</text:p>
            <text:p text:style-name="P58"><text:s text:c="4"/>let mut rng = rand::thread_rng();</text:p>
            <text:p text:style-name="P58"><text:s text:c="4"/>let mut rand_data = String::new();</text:p>
            <text:p text:style-name="P58"><text:s text:c="4"/>for _ in 0..100 {</text:p>
            <text:p text:style-name="P58"><text:s text:c="8"/>let val = r.ind_sample(&amp;mut rng)</text:p>
            <text:p text:style-name="P58"><text:s text:c="12"/>.to_string();</text:p>
            <text:p text:style-name="P58"><text:soft-page-break/><text:s text:c="8"/>rand_data.push_str(&amp;val);</text:p>
            <text:p text:style-name="P58"><text:s text:c="4"/>}</text:p>
            <text:p text:style-name="P58"><text:s text:c="4"/></text:p>
            <text:p text:style-name="P58"><text:s text:c="4"/>{</text:p>
            <text:p text:style-name="P58"><text:s text:c="8"/>let mut stream = TcpStream::connect("127.0.0.1:9090")</text:p>
            <text:p text:style-name="P58"><text:s text:c="12"/>.ok()</text:p>
            <text:p text:style-name="P58"><text:s text:c="12"/>.expect("Connection refused.");</text:p>
            <text:p text:style-name="P58"><text:s text:c="8"/>fw.write(rand_data.as_bytes())</text:p>
            <text:p text:style-name="P58"><text:s text:c="12"/>.ok()</text:p>
            <text:p text:style-name="P58"><text:s text:c="12"/>.expect("Failed to write to file.");</text:p>
            <text:p text:style-name="P58"/>
            <text:p text:style-name="P58"><text:s text:c="8"/>// write 10 bytes of the string to the stream</text:p>
            <text:p text:style-name="P58"><text:s text:c="8"/>for out_buf in rand_data.into_bytes().chunks(10) {</text:p>
            <text:p text:style-name="P58"><text:s text:c="12"/>stream.write(&amp;out_buf)</text:p>
            <text:p text:style-name="P58"><text:s text:c="16"/>.ok()</text:p>
            <text:p text:style-name="P58"><text:s text:c="16"/>.expect("Failed to write to stream.");</text:p>
            <text:p text:style-name="P58"><text:s text:c="12"/>let in_buf = &amp;mut [0u8; 1];</text:p>
            <text:p text:style-name="P58"><text:s text:c="12"/>while in_buf[0] &lt; 10 {</text:p>
            <text:p text:style-name="P58"><text:s text:c="16"/>stream.read(&amp;mut in_buf[..])</text:p>
            <text:p text:style-name="P58"><text:s text:c="20"/>.ok()</text:p>
            <text:p text:style-name="P58"><text:s text:c="20"/>.expect("Failed to read from stream.");</text:p>
            <text:p text:style-name="P58"><text:s text:c="12"/>}</text:p>
            <text:p text:style-name="P58"><text:s text:c="8"/>}</text:p>
            <text:p text:style-name="P58"><text:s text:c="8"/>stream.shutdown(Shutdown::Both)</text:p>
            <text:p text:style-name="P58"><text:s text:c="12"/>.ok()</text:p>
            <text:p text:style-name="P58"><text:s text:c="12"/>.expect("Failed to close streams.");</text:p>
            <text:p text:style-name="P58"><text:s text:c="4"/>}</text:p>
            <text:p text:style-name="P58">}</text:p>
          </table:table-cell>
        </table:table-row>
      </table:table>
      <text:p text:style-name="P52"><text:span text:style-name="T90">Code Implementation 3: The socket producer.</text:span></text:p>
      <text:p text:style-name="P36"><text:span text:style-name="T91">The s</text:span>ock<text:span text:style-name="T75">et consumer process will act as the server. The consumer will listen for incoming TCP connections. When a connection is received the consumer will spawn a thread to handle the stream. As discussed above, the consumer will read in from the stream continuously and send the count of read bytes back to the client. The consumer will write the received bytes out to a file as long as the count of bytes read is not zero. This verifies that the data is valid and avoids writing out </text:span><text:span text:style-name="T69">NUL</text:span><text:span text:style-name="T75"> characters to the file.</text:span></text:p>
      <table:table table:name="Table20" table:style-name="Table20">
        <table:table-column table:style-name="Table20.A"/>
        <table:table-row>
          <table:table-cell table:style-name="Table20.A1" office:value-type="string">
            <text:p text:style-name="P58">use std::net::{TcpListener,TcpStream};</text:p>
            <text:p text:style-name="P58">use std::thread;</text:p>
            <text:p text:style-name="P58">use std::io::BufWriter;</text:p>
            <text:p text:style-name="P58">use std::io::prelude::*;</text:p>
            <text:p text:style-name="P58">use std::fs::File;</text:p>
            <text:p text:style-name="P58"/>
            <text:p text:style-name="P58">fn handle_client(mut stream: TcpStream) {</text:p>
            <text:p text:style-name="P58"><text:s text:c="4"/>let f = File::create("socket_consumer_in.txt")</text:p>
            <text:p text:style-name="P58"><text:s text:c="12"/>.ok()</text:p>
            <text:p text:style-name="P58"><text:s text:c="12"/>.expect("Failed to create file.");</text:p>
            <text:p text:style-name="P58"><text:s text:c="4"/>let mut fw = BufWriter::new(f); </text:p>
            <text:p text:style-name="P58"><text:s text:c="4"/>loop {</text:p>
            <text:p text:style-name="P58"><text:s text:c="8"/>let mut count = 0;</text:p>
            <text:p text:style-name="P58"><text:s text:c="8"/>let mut in_buf = [0u8; 10];</text:p>
            <text:p text:style-name="P58"><text:s text:c="8"/>while count &lt; 10 {</text:p>
            <text:p text:style-name="P58"><text:s text:c="12"/>match stream.read(&amp;mut in_buf) {</text:p>
            <text:p text:style-name="P58"><text:soft-page-break/><text:s text:c="16"/>Ok(read_size) =&gt; {</text:p>
            <text:p text:style-name="P58"><text:s text:c="20"/>count += read_size as u8;</text:p>
            <text:p text:style-name="P58"><text:s text:c="16"/>}</text:p>
            <text:p text:style-name="P58"><text:s text:c="16"/>Err(e) =&gt; {</text:p>
            <text:p text:style-name="P58"><text:s text:c="20"/>print!("Failed to read socket. {}", e); </text:p>
            <text:p text:style-name="P58"><text:s text:c="16"/>}</text:p>
            <text:p text:style-name="P58"><text:s text:c="12"/>}</text:p>
            <text:p text:style-name="P58"><text:s text:c="12"/>let count_buf = [count];</text:p>
            <text:p text:style-name="P58"><text:s text:c="12"/>stream.write(&amp;count_buf[..])</text:p>
            <text:p text:style-name="P58"><text:s text:c="16"/>.ok()</text:p>
            <text:p text:style-name="P58"><text:s text:c="16"/>.expect("Failed to write to socket.");</text:p>
            <text:p text:style-name="P58"><text:s text:c="12"/>if count &gt; 0 {</text:p>
            <text:p text:style-name="P58"><text:s text:c="16"/>fw.write(&amp;mut in_buf[..])</text:p>
            <text:p text:style-name="P58"><text:s text:c="20"/>.ok()</text:p>
            <text:p text:style-name="P58"><text:s text:c="20"/>.expect("Failed to write to file.");</text:p>
            <text:p text:style-name="P58"><text:s text:c="12"/>}</text:p>
            <text:p text:style-name="P58"><text:s text:c="8"/>}</text:p>
            <text:p text:style-name="P58"><text:s text:c="4"/>}</text:p>
            <text:p text:style-name="P58">}</text:p>
            <text:p text:style-name="P58"/>
            <text:p text:style-name="P58">fn main() {</text:p>
            <text:p text:style-name="P58"><text:s text:c="4"/>let listener = TcpListener::bind("127.0.0.1:9090").unwrap();</text:p>
            <text:p text:style-name="P58"/>
            <text:p text:style-name="P58">// accept connections and process them, spawning a new thread for each one</text:p>
            <text:p text:style-name="P58"><text:s text:c="4"/>for stream in listener.incoming() {</text:p>
            <text:p text:style-name="P58"><text:s text:c="8"/>match stream {</text:p>
            <text:p text:style-name="P58"><text:s text:c="12"/>Ok(stream) =&gt; {</text:p>
            <text:p text:style-name="P58"><text:s text:c="16"/>thread::spawn(move|| {</text:p>
            <text:p text:style-name="P58"><text:s text:c="20"/>// connection succeeded</text:p>
            <text:p text:style-name="P58"><text:s text:c="20"/>handle_client(stream);</text:p>
            <text:p text:style-name="P58"><text:s text:c="16"/>});</text:p>
            <text:p text:style-name="P58"><text:s text:c="12"/>}</text:p>
            <text:p text:style-name="P58"><text:s text:c="12"/>Err(e) =&gt; {print!("{}", e); /* connection failed */ }</text:p>
            <text:p text:style-name="P58"><text:s text:c="8"/>}</text:p>
            <text:p text:style-name="P58"><text:s text:c="4"/>}</text:p>
            <text:p text:style-name="P58"/>
            <text:p text:style-name="P58"><text:s text:c="4"/>// close the socket server</text:p>
            <text:p text:style-name="P58"><text:s text:c="4"/>drop(listener);</text:p>
            <text:p text:style-name="P58">}</text:p>
          </table:table-cell>
        </table:table-row>
      </table:table>
      <text:p text:style-name="P52"><text:span text:style-name="T90">Code Implementation 4: The socket consumer.</text:span></text:p>
      <text:h text:style-name="P76" text:outline-level="3">Message C<text:span text:style-name="T52">ommunication Code</text:span></text:h>
      <text:p text:style-name="P43">The implementation of the message producer and consumer was done using threads. <text:span text:style-name="T92">A synchronous channel is created with an internal queue with a size of 10 bytes. A thread is spawned to act as the producer. The producer thread takes the </text:span><text:span text:style-name="T70">tx</text:span><text:span text:style-name="T92"> side of the channel to be the sender. The producer generates the random integers writing out to the file and sending each over the channel. The </text:span><text:span text:style-name="T70">send</text:span><text:span text:style-name="T92"> method will block while the channel queue is full. During this time the consumer is receiving the integers into a buffer array. I had to cast the values here to </text:span><text:span text:style-name="T93">i32</text:span><text:span text:style-name="T92"> because the channel sends and receives in bytes. Finally, when the buffer is full the consumer stops receiving and writes out the buffer to a file.</text:span></text:p>
      <table:table table:name="Table18" table:style-name="Table18">
        <table:table-column table:style-name="Table18.A"/>
        <table:table-row>
          <table:table-cell table:style-name="Table18.A1" office:value-type="string">
            <text:p text:style-name="P58">extern crate rand;</text:p>
            <text:p text:style-name="P58"><text:soft-page-break/></text:p>
            <text:p text:style-name="P58">use std::io::prelude::*;</text:p>
            <text:p text:style-name="P58">use rand::distributions::{IndependentSample, Range};</text:p>
            <text:p text:style-name="P60">extern crate rand;</text:p>
            <text:p text:style-name="P60"/>
            <text:p text:style-name="P60">use std::io::prelude::*;</text:p>
            <text:p text:style-name="P60">use rand::distributions::{IndependentSample, Range};</text:p>
            <text:p text:style-name="P60">use std::io::BufWriter;</text:p>
            <text:p text:style-name="P60">use std::fs::File;</text:p>
            <text:p text:style-name="P60">use std::thread;</text:p>
            <text:p text:style-name="P60">use std::sync::mpsc::sync_channel;</text:p>
            <text:p text:style-name="P60"/>
            <text:p text:style-name="P60">fn main() {</text:p>
            <text:p text:style-name="P60"><text:s text:c="4"/>let fc = File::create("message_consumer_out.txt")</text:p>
            <text:p text:style-name="P60"><text:s text:c="8"/>.ok()</text:p>
            <text:p text:style-name="P60"><text:s text:c="8"/>.expect("Failed to create file.");</text:p>
            <text:p text:style-name="P60"><text:s text:c="4"/>let mut fcw = BufWriter::new(fc);</text:p>
            <text:p text:style-name="P60"><text:s text:c="4"/></text:p>
            <text:p text:style-name="P60"><text:s text:c="4"/>// sync channel blocks at 10 until received</text:p>
            <text:p text:style-name="P60"><text:s text:c="4"/>let (tx, rx) = sync_channel::&lt;u8&gt;(10);</text:p>
            <text:p text:style-name="P60"/>
            <text:p text:style-name="P60"><text:s text:c="4"/>// spawn separate process</text:p>
            <text:p text:style-name="P60"><text:s text:c="4"/>thread::spawn(move || {</text:p>
            <text:p text:style-name="P60"><text:s text:c="8"/>let fp = File::create("message_producer_out.txt")</text:p>
            <text:p text:style-name="P60"><text:s text:c="12"/>.ok()</text:p>
            <text:p text:style-name="P60"><text:s text:c="12"/>.expect("Failed to create file.");</text:p>
            <text:p text:style-name="P60"><text:s text:c="8"/>let mut fpw = BufWriter::new(fp); </text:p>
            <text:p text:style-name="P60"/>
            <text:p text:style-name="P60"><text:s text:c="8"/>let r = Range::new(0i32, 9);</text:p>
            <text:p text:style-name="P60"><text:s text:c="8"/>let mut rng = rand::thread_rng();</text:p>
            <text:p text:style-name="P60"><text:s text:c="8"/>let child_tx = tx.clone();</text:p>
            <text:p text:style-name="P60"><text:s text:c="8"/>for _ in 0..100 {</text:p>
            <text:p text:style-name="P60"><text:s text:c="12"/>let x = r.ind_sample(&amp;mut rng);</text:p>
            <text:p text:style-name="P60"><text:s text:c="12"/>child_tx.send(x as u8).unwrap();</text:p>
            <text:p text:style-name="P60"><text:s text:c="12"/>fpw.write_fmt(format_args!("{}", x))</text:p>
            <text:p text:style-name="P60"><text:s text:c="12"/>.ok()</text:p>
            <text:p text:style-name="P60"><text:s text:c="12"/>.expect("Failed to write to file.");</text:p>
            <text:p text:style-name="P60"><text:s text:c="8"/>}</text:p>
            <text:p text:style-name="P60"><text:s text:c="8"/></text:p>
            <text:p text:style-name="P60"><text:s text:c="4"/>});</text:p>
            <text:p text:style-name="P60"/>
            <text:p text:style-name="P60"><text:s text:c="4"/>// read channel</text:p>
            <text:p text:style-name="P60"><text:s text:c="4"/>let rx_buf = &amp;mut [0i32; 100];</text:p>
            <text:p text:style-name="P60"><text:s text:c="4"/>for item in rx_buf.iter_mut() {</text:p>
            <text:p text:style-name="P60"><text:s text:c="8"/>*item = rx.recv().unwrap() as i32;</text:p>
            <text:p text:style-name="P60"><text:s text:c="4"/>}</text:p>
            <text:p text:style-name="P60"><text:s text:c="4"/>for x in rx_buf.iter() {</text:p>
            <text:p text:style-name="P60"><text:s text:c="8"/>fcw.write_fmt(format_args!("{}", x))</text:p>
            <text:p text:style-name="P60"><text:s text:c="12"/>.ok()</text:p>
            <text:p text:style-name="P60"><text:s text:c="12"/>.expect("Failed to write to file.");</text:p>
            <text:p text:style-name="P60"><text:s text:c="4"/>}</text:p>
            <text:p text:style-name="P60">}</text:p>
          </table:table-cell>
        </table:table-row>
      </table:table>
      <text:p text:style-name="P53"><text:span text:style-name="T90">Code Implementation 5: The message consumer that spawns a thread to act as the message producer.</text:span></text:p>
      <text:h text:style-name="P76" text:outline-level="3"><text:soft-page-break/>Shared Memory with Semaphores Communication <text:span text:style-name="T74">Code</text:span></text:h>
      <text:p text:style-name="P45">As discussed previously semaphores in Rust are still in an unstable state. I attempted to implement the shared ring buffer using a thread for the producer. The producer thread first aquires the semaphore resource. Then it writes a random integer to the ring buffer at the input position <text:span text:style-name="T95">incrementing the count</text:span> It then releases the resource allowing the consumer to acquire it. <text:span text:style-name="T95">Then the consumer in the main thread acquires the semaphore resource and reads the value from the ring buffer at the output position decrementing the count. This sequence is repeated until the total received is 100. At that point it breaks the loop allowing the main thread to end which in turn results in the producer thread also ending.</text:span></text:p>
      <table:table table:name="Table19" table:style-name="Table19">
        <table:table-column table:style-name="Table19.A"/>
        <table:table-row>
          <table:table-cell table:style-name="Table19.A1" office:value-type="string">
            <text:p text:style-name="P59">extern crate rand;</text:p>
            <text:p text:style-name="P59"/>
            <text:p text:style-name="P59">use rand::distributions::{IndependentSample, Range};</text:p>
            <text:p text:style-name="P59">use std::io::BufWriter;</text:p>
            <text:p text:style-name="P59">use std::io::prelude::*;</text:p>
            <text:p text:style-name="P59">use std::fs::File;</text:p>
            <text:p text:style-name="P59">use std::thread;</text:p>
            <text:p text:style-name="P59">use std::sync::Semaphore;</text:p>
            <text:p text:style-name="P59"/>
            <text:p text:style-name="P59">fn main() {</text:p>
            <text:p text:style-name="P59"><text:s text:c="4"/>// create a semaphore with 1 resource</text:p>
            <text:p text:style-name="P59"><text:s text:c="4"/>let sem = Semaphore::new(1);</text:p>
            <text:p text:style-name="P59"><text:s text:c="4"/>let buf_size = 10;</text:p>
            <text:p text:style-name="P59"><text:s text:c="4"/>let count = 0;</text:p>
            <text:p text:style-name="P59"><text:s text:c="4"/>let ring_buf = &amp;mut [0i32; 10];</text:p>
            <text:p text:style-name="P59"><text:s text:c="4"/>let recv_total = 0;</text:p>
            <text:p text:style-name="P59"/>
            <text:p text:style-name="P59"><text:s text:c="4"/>thread::spawn(move || {</text:p>
            <text:p text:style-name="P59"><text:s text:c="8"/>let fp = File::create("sharedmem_producer_out.txt")</text:p>
            <text:p text:style-name="P59"><text:s text:c="12"/>.ok()</text:p>
            <text:p text:style-name="P59"><text:s text:c="12"/>.expect("Failed to create file.");</text:p>
            <text:p text:style-name="P59"><text:s text:c="8"/>let mut fwp = BufWriter::new(fp);</text:p>
            <text:p text:style-name="P59"><text:s text:c="8"/>let r = Range::new(0i32, 9);</text:p>
            <text:p text:style-name="P59"><text:s text:c="8"/>let mut rng = rand::thread_rng();</text:p>
            <text:p text:style-name="P59"><text:s text:c="8"/>let in_pos = 0;</text:p>
            <text:p text:style-name="P59"/>
            <text:p text:style-name="P59"><text:s text:c="8"/>loop {</text:p>
            <text:p text:style-name="P59"><text:s text:c="12"/>sem.acquire();</text:p>
            <text:p text:style-name="P59"/>
            <text:p text:style-name="P59"><text:s text:c="12"/>{</text:p>
            <text:p text:style-name="P59"><text:s text:c="16"/>let _guard = sem.access();</text:p>
            <text:p text:style-name="P59"><text:s text:c="16"/>let rand = r.ind_sample(&amp;mut rng);</text:p>
            <text:p text:style-name="P59"><text:s text:c="16"/>ring_buf[in_pos] = rand;</text:p>
            <text:p text:style-name="P59"><text:s text:c="16"/>in_pos = (in_pos + 1) % buf_size;</text:p>
            <text:p text:style-name="P59"><text:s text:c="16"/>count += 1;</text:p>
            <text:p text:style-name="P59"><text:s text:c="16"/>fwp.write_fmt(format_args!("{}", rand))</text:p>
            <text:p text:style-name="P59"><text:s text:c="20"/>.ok()</text:p>
            <text:p text:style-name="P59"><text:s text:c="20"/>.expect("Failed to write to file.");</text:p>
            <text:p text:style-name="P59"><text:s text:c="12"/>}</text:p>
            <text:p text:style-name="P59"><text:s text:c="12"/>sem.release();</text:p>
            <text:p text:style-name="P59"><text:s text:c="8"/>} // guard released here</text:p>
            <text:p text:style-name="P59"><text:s text:c="4"/>});</text:p>
            <text:p text:style-name="P59"/>
            <text:p text:style-name="P59"><text:s text:c="4"/>let fc = File::create("sharedmem_consumer_in.txt")</text:p>
            <text:p text:style-name="P59"><text:soft-page-break/><text:s text:c="8"/>.ok()</text:p>
            <text:p text:style-name="P59"><text:s text:c="8"/>.expect("Failed to create file.");</text:p>
            <text:p text:style-name="P59"><text:s text:c="4"/>let mut fwc = BufWriter::new(fc);</text:p>
            <text:p text:style-name="P59"><text:s text:c="4"/>let out_pos = 0;</text:p>
            <text:p text:style-name="P59"/>
            <text:p text:style-name="P59"><text:s text:c="4"/>loop {</text:p>
            <text:p text:style-name="P59"><text:s text:c="8"/>sem.acquire();</text:p>
            <text:p text:style-name="P59"/>
            <text:p text:style-name="P59"><text:s text:c="8"/>{</text:p>
            <text:p text:style-name="P59"><text:s text:c="12"/>let _guard = sem.access();</text:p>
            <text:p text:style-name="P59"><text:s text:c="12"/>let out = ring_buf[out_pos];</text:p>
            <text:p text:style-name="P59"><text:s text:c="12"/>fwc.write_fmt(format_args!("{}", out))</text:p>
            <text:p text:style-name="P59"><text:s text:c="16"/>.ok()</text:p>
            <text:p text:style-name="P59"><text:s text:c="16"/>.expect("Failed to write to file.");</text:p>
            <text:p text:style-name="P59"><text:s text:c="12"/>out_pos = (out_pos + 1) % buf_size;</text:p>
            <text:p text:style-name="P59"><text:s text:c="12"/>count -= 1;</text:p>
            <text:p text:style-name="P59"><text:s text:c="8"/>} // guard released here</text:p>
            <text:p text:style-name="P59"><text:s text:c="8"/>sem.release();</text:p>
            <text:p text:style-name="P59"><text:s text:c="8"/>recv_total += 1;</text:p>
            <text:p text:style-name="P59"><text:s text:c="8"/>if recv_total == 99 { break; }</text:p>
            <text:p text:style-name="P59"><text:s text:c="4"/>}</text:p>
            <text:p text:style-name="P59">}</text:p>
          </table:table-cell>
        </table:table-row>
      </table:table>
      <text:p text:style-name="P53"><text:span text:style-name="T90">Code Implementation 6: The shared memory consumer that spawns a thread to act as the shared memory producer.</text:span></text:p>
      <text:h text:style-name="Heading_20_2" text:outline-level="2">Results</text:h>
      <text:p text:style-name="P39">I have copied the text from the output files here. I initally had the output as bytes which generated text files full of unreadable characters. I then realized that the assignment required that I send integer values from the producer to the <text:span text:style-name="T77">consumer.</text:span> <text:span text:style-name="T77">I</text:span> had to redo part of each producer to generate <text:span text:style-name="T77">integers instead.</text:span></text:p>
      <text:h text:style-name="P73" text:outline-level="3">Pipe Communication <text:span text:style-name="T75">Comparison</text:span></text:h>
      <text:p text:style-name="Heading">Producer <text:span text:style-name="T76">Output</text:span></text:p>
      <table:table table:name="Table9" table:style-name="Table9">
        <table:table-column table:style-name="Table9.A"/>
        <table:table-row>
          <table:table-cell table:style-name="Table9.A1" office:value-type="string">
            <text:p text:style-name="P58">0772742550321877175233267548861076808573445886130344466568475778502854507081266401047001007458735221</text:p>
          </table:table-cell>
        </table:table-row>
      </table:table>
      <text:p text:style-name="P72">Consumer <text:span text:style-name="T76">Output</text:span></text:p>
      <table:table table:name="Table10" table:style-name="Table10">
        <table:table-column table:style-name="Table10.A"/>
        <table:table-row>
          <table:table-cell table:style-name="Table10.A1" office:value-type="string">
            <text:p text:style-name="P58">0772742550321877175233267548861076808573445886130344466568475778502854507081266401047001007458735221</text:p>
          </table:table-cell>
        </table:table-row>
      </table:table>
      <text:p text:style-name="P14"/>
      <text:h text:style-name="P73" text:outline-level="3">Socket Communication <text:span text:style-name="T75">Diff</text:span></text:h>
      <text:p text:style-name="P40">One of the issues I had with sockets was in reading the socket output into a buffer. When the producer finished sending data the consumer would write the initialized array to the file in the final loop. The result was a string of <text:span text:style-name="T33">NUL</text:span> characters added to the end of the file. <text:span text:style-name="T78">It took some time to get the program flow correct.</text:span></text:p>
      <text:p text:style-name="P70"><text:soft-page-break/>Producer Output</text:p>
      <table:table table:name="Table11" table:style-name="Table11">
        <table:table-column table:style-name="Table11.A"/>
        <table:table-row>
          <table:table-cell table:style-name="Table11.A1" office:value-type="string">
            <text:p text:style-name="P58">7668885544300641477602877714057735007872703416735332076453081264312520718274303850578474011883632880</text:p>
          </table:table-cell>
        </table:table-row>
      </table:table>
      <text:p text:style-name="P71">Consumer <text:span text:style-name="T76">Output</text:span></text:p>
      <table:table table:name="Table12" table:style-name="Table12">
        <table:table-column table:style-name="Table12.A"/>
        <table:table-row>
          <table:table-cell table:style-name="Table12.A1" office:value-type="string">
            <text:p text:style-name="P58">7668885544300641477602877714057735007872703416735332076453081264312520718274303850578474011883632880</text:p>
          </table:table-cell>
        </table:table-row>
      </table:table>
      <text:p text:style-name="P14"/>
      <text:h text:style-name="P74" text:outline-level="3">Message Communication <text:span text:style-name="T75">Diff</text:span></text:h>
      <text:p text:style-name="P70">Producer Output</text:p>
      <table:table table:name="Table13" table:style-name="Table13">
        <table:table-column table:style-name="Table13.A"/>
        <table:table-row>
          <table:table-cell table:style-name="Table13.A1" office:value-type="string">
            <text:p text:style-name="P58">0411446481358168352267023734802484647560168501815800881736383345462477321472065003220747206270113530</text:p>
          </table:table-cell>
        </table:table-row>
      </table:table>
      <text:p text:style-name="P71">Consumer <text:span text:style-name="T76">Output</text:span></text:p>
      <table:table table:name="Table14" table:style-name="Table14">
        <table:table-column table:style-name="Table14.A"/>
        <table:table-row>
          <table:table-cell table:style-name="Table14.A1" office:value-type="string">
            <text:p text:style-name="P58">0411446481358168352267023734802484647560168501815800881736383345462477321472065003220747206270113530</text:p>
          </table:table-cell>
        </table:table-row>
      </table:table>
      <text:p text:style-name="P14"/>
      <text:h text:style-name="P75" text:outline-level="3">Shared Memory with Semaphores Communication</text:h>
      <text:p text:style-name="P46">I did not have much luck implementing semaphores in Rust. I have not yet been able to produce output from the process. <text:span text:style-name="T97">Also there seem to be more reliable methods of handling atomic transactions in Rust. <text:s/>I do not see a good reason for using semaphores in Rust. I would instead prefer to use the </text:span><text:span text:style-name="T71">Arc</text:span><text:span text:style-name="T97"> module if I ever do future work in Rust that requires concurrency.</text:span></text:p>
      <text:p text:style-name="P70">Producer Output</text:p>
      <table:table table:name="Table21" table:style-name="Table21">
        <table:table-column table:style-name="Table21.A"/>
        <table:table-row>
          <table:table-cell table:style-name="Table21.A1" office:value-type="string">
            <text:p text:style-name="P61">N/A</text:p>
          </table:table-cell>
        </table:table-row>
      </table:table>
      <text:p text:style-name="P71">Consumer <text:span text:style-name="T76">Output</text:span></text:p>
      <table:table table:name="Table22" table:style-name="Table22">
        <table:table-column table:style-name="Table22.A"/>
        <table:table-row>
          <table:table-cell table:style-name="Table22.A1" office:value-type="string">
            <text:p text:style-name="P61">N/A</text:p>
          </table:table-cell>
        </table:table-row>
      </table:table>
      <text:p text:style-name="P38"/>
      <text:h text:style-name="Heading_20_2" text:outline-level="2">Conclusion</text:h>
      <text:p text:style-name="P44">I was pleasantly surprised out by how fun it has become to code in Rust. Early in the semester I had doubts about being able to actually implement these four process communication concepts. But Rust proved to be a robust and varied language even though it is so young. <text:span text:style-name="T94">I hope to find some other project to further develop my knowledge of the language soon. I think it has a good chance of eventually becoming a close competitor with C and C++.</text:span></text:p>
      <text:h text:style-name="P55" text:outline-level="2">Sources</text:h>
      <text:list xml:id="list8602105120160100239" text:style-name="L1">
        <text:list-item>
          <text:p text:style-name="P27"><text:bookmark-start text:name="__RefHeading__3_1716983057"/><text:span text:style-name="T8">"Rust", Progopedia, accessed 9/29/2015, &lt;</text:span><text:a xlink:type="simple" xlink:href="http://progopedia.com/language/rust/" text:style-name="Internet_20_link" text:visited-style-name="Visited_20_Internet_20_Link">http://progopedia.com/language/rust/</text:a><text:span text:style-name="T8">&gt;</text:span><text:bookmark-end text:name="__RefHeading__3_1716983057"/></text:p>
        </text:list-item>
        <text:list-item>
          <text:p text:style-name="P28"><text:bookmark-start text:name="__RefHeading__15_1716983057"/>"Cargo Guide", Cargo, accessed 9/29/2015, &lt;<text:a xlink:type="simple" xlink:href="http://doc.crates.io/guide.html" text:style-name="Internet_20_link" text:visited-style-name="Visited_20_Internet_20_Link">http://doc.crates.io/guide.html</text:a>&gt;<text:bookmark-end text:name="__RefHeading__15_1716983057"/></text:p>
        </text:list-item>
        <text:list-item>
          <text:p text:style-name="P29"><text:bookmark-start text:name="__RefHeading__547_1797936437"/>"<text:span text:style-name="T43">Rust Documentation", Rust, accessed 9/29/2015, &lt;</text:span><text:a xlink:type="simple" xlink:href="https://doc.rust-lang.org/" text:style-name="Internet_20_link" text:visited-style-name="Visited_20_Internet_20_Link"><text:span text:style-name="T43">https://doc.rust-lang.org/</text:span></text:a><text:span text:style-name="T43">&gt;</text:span><text:bookmark-end text:name="__RefHeading__547_1797936437"/></text:p>
        </text:list-item>
        <text:list-item>
          <text:p text:style-name="P29"><text:bookmark-start text:name="__RefHeading__557_1797936437"/>"<text:span text:style-name="T43">The Rust Programming Language", Rust, accessed 9/29/2015, &lt;</text:span><text:a xlink:type="simple" xlink:href="https://doc.rust-lang.org/book/" text:style-name="Internet_20_link" text:visited-style-name="Visited_20_Internet_20_Link"><text:span text:style-name="T43">https://doc.rust-lang.org/book/</text:span></text:a><text:span text:style-name="T43">&gt;</text:span><text:bookmark-end text:name="__RefHeading__557_1797936437"/></text:p>
        </text:list-item>
        <text:list-item>
          <text:p text:style-name="P30">"<text:span text:style-name="T42">The Rust Reference", Rust, accessed 9/29/2015, &lt;</text:span><text:a xlink:type="simple" xlink:href="http://doc.rust-lang.org/reference.html" text:style-name="Internet_20_link" text:visited-style-name="Visited_20_Internet_20_Link"><text:span text:style-name="T42">http://doc.rust-lang.org/reference.html</text:span></text:a><text:span text:style-name="T42">&gt;</text:span></text:p>
        </text:list-item>
        <text:list-item>
          <text:p text:style-name="P31">"<text:span text:style-name="T44">Rust by Example", Rust, accessed 9/29/2015, &lt;</text:span><text:a xlink:type="simple" xlink:href="http://rustbyexample.com/" text:style-name="Internet_20_link" text:visited-style-name="Visited_20_Internet_20_Link"><text:span text:style-name="T44">http://rustbyexample.com</text:span></text:a><text:span text:style-name="T44">&gt;</text:span></text:p>
          <text:p text:style-name="P3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 svg:font-family="Li]"/>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master-page-name="">
      <style:paragraph-properties fo:margin-top="0in" fo:margin-bottom="0in" loext:contextual-spacing="false" style:page-number="auto"/>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Table">
      <style:text-properties officeooo:rsid="001225a7"/>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 style:family="paragraph" style:parent-style-name="Caption" style:class="extra"/>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a1d6e" officeooo:paragraph-rsid="000a1d6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Nathan Jent</text:p>
        <text:p text:style-name="MP1">CEG 4350 Project</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2H19M47S</meta:editing-duration>
    <meta:editing-cycles>132</meta:editing-cycles>
    <meta:generator>LibreOffice/5.0.2.2$Windows_X86_64 LibreOffice_project/37b43f919e4de5eeaca9b9755ed688758a8251fe</meta:generator>
    <dc:date>2015-12-10T01:20:47.559000000</dc:date>
    <meta:document-statistic meta:table-count="25" meta:image-count="0" meta:object-count="0" meta:page-count="15" meta:paragraph-count="450" meta:word-count="3951" meta:character-count="27653" meta:non-whitespace-character-count="21910"/>
    <meta:user-defined meta:name="Info 1"/>
    <meta:user-defined meta:name="Info 2"/>
    <meta:user-defined meta:name="Info 3"/>
    <meta:user-defined meta:name="Info 4"/>
  </office:meta>
</office:document-meta>
</file>